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8000000433092F8B4AE0B5AE8C.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ejaVu Sans" svg:font-family="'DejaVu Sans'"/>
    <style:font-face style:name="Phetsarath OT" svg:font-family="'Phetsarath OT'"/>
    <style:font-face style:name="Tahoma" svg:font-family="Tahoma"/>
    <style:font-face style:name="Open Sans" svg:font-family="'Open Sans'" style:font-family-generic="modern" style:font-pitch="fixed"/>
    <style:font-face style:name="Phetsarath OT1" svg:font-family="'Phetsarath O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49cm, 0cm, 0.449cm, 0cm)" draw:image-opacity="100%" style:mirror="none"/>
    </style:style>
    <style:style style:name="gr2" style:family="graphic" style:parent-style-name="Standard_5f_1">
      <style:graphic-properties draw:stroke="none" svg:stroke-width="0.071cm" draw:fill="gradient" draw:fill-gradient-name="Gradient_20_23" draw:opacity-name="msTransGradient_20_1" draw:textarea-vertical-align="top" draw:auto-grow-height="false" fo:min-height="12.287cm" fo:min-width="24.294cm" fo:padding-top="0.125cm" fo:padding-bottom="0.125cm" fo:padding-left="0.25cm" fo:padding-right="0.25cm" fo:wrap-option="wrap"/>
    </style:style>
    <style:style style:name="gr3" style:family="graphic" style:parent-style-name="Standard_5f_1" style:list-style-name="L3">
      <style:graphic-properties draw:stroke="none" svg:stroke-width="0cm" draw:fill="none" draw:textarea-vertical-align="top" draw:auto-grow-height="false" draw:fit-to-size="false" style:shrink-to-fit="false" fo:min-height="4.993cm" fo:min-width="17.127cm" fo:padding-top="0.125cm" fo:padding-bottom="0.125cm" fo:padding-left="0.25cm" fo:padding-right="0.25cm" fo:wrap-option="wrap"/>
    </style:style>
    <style:style style:name="gr4" style:family="graphic" style:parent-style-name="Standard_5f_1" style:list-style-name="L3">
      <style:graphic-properties draw:stroke="none" svg:stroke-width="0cm" draw:fill="none" draw:textarea-vertical-align="top" draw:auto-grow-height="false" draw:fit-to-size="false" style:shrink-to-fit="false" fo:min-height="2.474cm" fo:min-width="22.901cm" fo:padding-top="0.125cm" fo:padding-bottom="0.125cm" fo:padding-left="0.25cm" fo:padding-right="0.25cm" fo:wrap-option="wrap"/>
    </style:style>
    <style:style style:name="gr5" style:family="graphic" style:parent-style-name="Standard_5f_1" style:list-style-name="L4">
      <style:graphic-properties draw:stroke="none" svg:stroke-width="0cm" draw:fill="solid" draw:fill-color="#ffffff" draw:textarea-vertical-align="middle" draw:auto-grow-height="false" draw:fit-to-size="false" style:shrink-to-fit="false" fo:min-height="0.894cm" fo:min-width="18.101cm" fo:padding-top="0.125cm" fo:padding-bottom="0.125cm" fo:padding-left="0.25cm" fo:padding-right="0.25cm" fo:wrap-option="no-wrap"/>
    </style:style>
    <style:style style:name="gr6" style:family="graphic">
      <style:graphic-properties style:protect="size"/>
    </style:style>
    <style:style style:name="gr7" style:family="graphic" style:parent-style-name="standard">
      <style:graphic-properties draw:stroke="none" draw:fill-color="#ffffff" draw:textarea-horizontal-align="justify" draw:textarea-vertical-align="middle" draw:auto-grow-height="false" fo:min-height="16.75cm" fo:min-width="14.184cm"/>
    </style:style>
    <style:style style:name="gr8" style:family="graphic" style:parent-style-name="standard">
      <style:graphic-properties draw:stroke="none" draw:fill="solid" draw:fill-color="#ffffff" draw:textarea-horizontal-align="justify" draw:textarea-vertical-align="middle" draw:auto-grow-height="false" fo:min-height="15.95cm" fo:min-width="12.9cm"/>
    </style:style>
    <style:style style:name="gr9" style:family="graphic" style:parent-style-name="standard">
      <style:graphic-properties draw:stroke="none" svg:stroke-width="0.071cm" draw:fill="gradient" draw:fill-gradient-name="Gradient_20_23" draw:opacity-name="msTransGradient_20_1" draw:textarea-vertical-align="top" draw:auto-grow-height="false" fo:min-height="23.876cm" fo:min-width="12.839cm" fo:padding-top="0.125cm" fo:padding-bottom="0.125cm" fo:padding-left="0.25cm" fo:padding-right="0.25cm" fo:wrap-option="wrap"/>
    </style:style>
    <style:style style:name="gr10" style:family="graphic" style:parent-style-name="standard">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35cm" draw:stroke-linejoin="miter" draw:fill="gradient" draw:fill-gradient-name="Gradient_20_7"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35cm" draw:stroke-linejoin="miter" draw:fill="gradient" draw:fill-gradient-name="Gradient_20_8"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gradient" draw:fill-gradient-name="Gradient_20_9"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35cm" draw:stroke-linejoin="miter" draw:fill="gradient" draw:fill-gradient-name="Gradient_20_10"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35cm" draw:stroke-linejoin="miter" draw:fill="gradient" draw:fill-gradient-name="Gradient_20_11"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gradient" draw:fill-gradient-name="Gradient_20_13" draw:opacity-name="msTransGradient_20_3" draw:textarea-vertical-align="top" draw:auto-grow-height="false" draw:fit-to-size="false" style:shrink-to-fit="false" fo:min-height="5.677cm" fo:min-width="6.004cm" fo:padding-top="0.127cm" fo:padding-bottom="0.127cm" fo:padding-left="0.254cm" fo:padding-right="0.254cm" fo:wrap-option="wrap"/>
    </style:style>
    <style:style style:name="gr17" style:family="graphic" style:parent-style-name="standard" style:list-style-name="L4">
      <style:graphic-properties draw:stroke="none" svg:stroke-width="0cm" draw:fill="gradient" draw:fill-gradient-name="Gradient_20_15" draw:opacity-name="msTransGradient_20_4" draw:textarea-vertical-align="top" draw:auto-grow-height="false" draw:fit-to-size="false" style:shrink-to-fit="false" fo:min-height="1.138cm" fo:min-width="0.74cm" fo:padding-top="0.127cm" fo:padding-bottom="0.127cm" fo:padding-left="0.254cm" fo:padding-right="0.254cm" fo:wrap-option="wrap"/>
    </style:style>
    <style:style style:name="gr18" style:family="graphic" style:parent-style-name="standard">
      <style:graphic-properties draw:stroke="none" svg:stroke-width="0cm" draw:fill="gradient" draw:fill-gradient-name="Gradient_20_16" draw:opacity-name="msTransGradient_20_5" draw:textarea-vertical-align="top" draw:auto-grow-height="false" draw:fit-to-size="false" style:shrink-to-fit="false" fo:min-height="0.414cm" fo:min-width="0.11cm" fo:padding-top="0.127cm" fo:padding-bottom="0.127cm" fo:padding-left="0.254cm" fo:padding-right="0.254cm" fo:wrap-option="wrap"/>
    </style:style>
    <style:style style:name="gr19" style:family="graphic" style:parent-style-name="standard">
      <style:graphic-properties draw:stroke="none" svg:stroke-width="0cm" draw:fill="gradient" draw:fill-gradient-name="Gradient_20_17" draw:opacity-name="msTransGradient_20_6" draw:textarea-vertical-align="top" draw:auto-grow-height="false" draw:fit-to-size="false" style:shrink-to-fit="false" fo:min-height="5.677cm" fo:min-width="6.004cm" fo:padding-top="0.127cm" fo:padding-bottom="0.127cm" fo:padding-left="0.254cm" fo:padding-right="0.254cm" fo:wrap-option="wrap"/>
    </style:style>
    <style:style style:name="gr20" style:family="graphic" style:parent-style-name="standard">
      <style:graphic-properties draw:stroke="none" svg:stroke-width="0cm" draw:fill="solid" draw:fill-color="#ffffff" draw:textarea-vertical-align="top" draw:auto-grow-height="false" draw:fit-to-size="false" style:shrink-to-fit="false" fo:min-height="1.825cm" fo:min-width="1.571cm" fo:padding-top="0.127cm" fo:padding-bottom="0.127cm" fo:padding-left="0.254cm" fo:padding-right="0.254cm" fo:wrap-option="wrap"/>
    </style:style>
    <style:style style:name="gr21" style:family="graphic" style:parent-style-name="standard">
      <style:graphic-properties draw:stroke="none" svg:stroke-width="0cm" draw:fill="gradient" draw:fill-gradient-name="Gradient_20_18" draw:textarea-vertical-align="top" draw:auto-grow-height="false" draw:fit-to-size="false" style:shrink-to-fit="false" fo:min-height="1.408cm" fo:min-width="1.154cm" fo:padding-top="0.127cm" fo:padding-bottom="0.127cm" fo:padding-left="0.254cm" fo:padding-right="0.254cm" fo:wrap-option="wrap"/>
    </style:style>
    <style:style style:name="gr22" style:family="graphic" style:parent-style-name="standard">
      <style:graphic-properties draw:stroke="none" svg:stroke-width="0cm" draw:fill="solid" draw:fill-color="#ffffff" draw:textarea-vertical-align="top" draw:auto-grow-height="false" draw:fit-to-size="false" style:shrink-to-fit="false" fo:min-height="1cm" fo:min-width="0.68cm" fo:padding-top="0.127cm" fo:padding-bottom="0.127cm" fo:padding-left="0.254cm" fo:padding-right="0.254cm" fo:wrap-option="wrap"/>
    </style:style>
    <style:style style:name="gr23" style:family="graphic" style:parent-style-name="standard" style:list-style-name="L5">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24" style:family="graphic" style:parent-style-name="standard">
      <style:graphic-properties draw:stroke="none" svg:stroke-width="0cm" draw:fill="gradient" draw:fill-gradient-name="Gradient_20_19" draw:textarea-vertical-align="top" draw:auto-grow-height="false" draw:fit-to-size="false" style:shrink-to-fit="false" fo:min-height="1.408cm" fo:min-width="1.154cm" fo:padding-top="0.127cm" fo:padding-bottom="0.127cm" fo:padding-left="0.254cm" fo:padding-right="0.254cm" fo:wrap-option="wrap"/>
    </style:style>
    <style:style style:name="gr25" style:family="graphic" style:parent-style-name="standard">
      <style:graphic-properties draw:stroke="none" svg:stroke-width="0cm" draw:fill="solid" draw:fill-color="#ffffff" draw:textarea-vertical-align="top" draw:auto-grow-height="false" draw:fit-to-size="false" style:shrink-to-fit="false" fo:min-height="0.927cm" fo:min-width="0.579cm" fo:padding-top="0.127cm" fo:padding-bottom="0.127cm" fo:padding-left="0.254cm" fo:padding-right="0.254cm" fo:wrap-option="wrap"/>
    </style:style>
    <style:style style:name="gr26" style:family="graphic" style:parent-style-name="standard">
      <style:graphic-properties draw:stroke="none" svg:stroke-width="0cm" draw:fill="solid" draw:fill-color="#ffffff" draw:textarea-vertical-align="top" draw:auto-grow-height="false" draw:fit-to-size="false" style:shrink-to-fit="false" fo:min-height="1.825cm" fo:min-width="1.572cm" fo:padding-top="0.127cm" fo:padding-bottom="0.127cm" fo:padding-left="0.254cm" fo:padding-right="0.254cm" fo:wrap-option="wrap"/>
    </style:style>
    <style:style style:name="gr27" style:family="graphic" style:parent-style-name="standard">
      <style:graphic-properties draw:stroke="none" svg:stroke-width="0cm" draw:fill="gradient" draw:fill-gradient-name="Gradient_20_20" draw:textarea-vertical-align="top" draw:auto-grow-height="false" draw:fit-to-size="false" style:shrink-to-fit="false" fo:min-height="1.408cm" fo:min-width="1.153cm" fo:padding-top="0.127cm" fo:padding-bottom="0.127cm" fo:padding-left="0.254cm" fo:padding-right="0.254cm" fo:wrap-option="wrap"/>
    </style:style>
    <style:style style:name="gr28" style:family="graphic" style:parent-style-name="standard">
      <style:graphic-properties draw:stroke="none" svg:stroke-width="0cm" draw:fill="gradient" draw:fill-gradient-name="Gradient_20_21" draw:textarea-vertical-align="top" draw:auto-grow-height="false" draw:fit-to-size="false" style:shrink-to-fit="false" fo:min-height="1.408cm" fo:min-width="1.154cm" fo:padding-top="0.127cm" fo:padding-bottom="0.127cm" fo:padding-left="0.254cm" fo:padding-right="0.254cm" fo:wrap-option="wrap"/>
    </style:style>
    <style:style style:name="gr29" style:family="graphic" style:parent-style-name="standard">
      <style:graphic-properties draw:stroke="none" svg:stroke-width="0cm" draw:fill="gradient" draw:fill-gradient-name="Gradient_20_22" draw:textarea-vertical-align="top" draw:auto-grow-height="false" draw:fit-to-size="false" style:shrink-to-fit="false" fo:min-height="1.408cm" fo:min-width="1.153cm" fo:padding-top="0.127cm" fo:padding-bottom="0.127cm" fo:padding-left="0.254cm" fo:padding-right="0.254cm" fo:wrap-option="wrap"/>
    </style:style>
    <style:style style:name="gr30" style:family="graphic" style:parent-style-name="standard" style:list-style-name="L5">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3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5">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3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5">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36" style:family="graphic" style:parent-style-name="standard" style:list-style-name="L3">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37" style:family="graphic" style:parent-style-name="standard">
      <style:graphic-properties draw:stroke="none" svg:stroke-width="0cm" draw:fill="solid" draw:fill-color="#92e3fc" draw:opacity="86%" draw:textarea-vertical-align="top" draw:auto-grow-height="false" draw:fit-to-size="false" style:shrink-to-fit="false" fo:min-height="3.327cm" fo:min-width="1.894cm" fo:padding-top="0.127cm" fo:padding-bottom="0.127cm" fo:padding-left="0.254cm" fo:padding-right="0.254cm" fo:wrap-option="wrap"/>
    </style:style>
    <style:style style:name="gr38" style:family="graphic" style:parent-style-name="standard">
      <style:graphic-properties draw:stroke="none" draw:fill="none" draw:fill-color="#ffffff" fo:min-height="15.376cm"/>
    </style:style>
    <style:style style:name="pr1" style:family="presentation" style:parent-style-name="Standard-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loext:graphic-properties draw:fill="gradient" draw:fill-gradient-name="Gradient_20_23" draw:opacity-name="msTransGradient_20_1"/>
      <style:paragraph-properties fo:text-align="start"/>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margin-top="0cm" fo:margin-bottom="0cm" fo:line-height="100%" fo:text-align="center" style:font-independent-line-spacing="true"/>
      <style:text-properties fo:font-size="18pt"/>
    </style:style>
    <style:style style:name="P5" style:family="paragraph">
      <loext:graphic-properties draw:fill="solid" draw:fill-color="#ffffff"/>
      <style:paragraph-properties fo:margin-top="0cm" fo:margin-bottom="0cm" fo:line-height="100%" fo:text-align="center" style:font-independent-line-spacing="true"/>
      <style:text-properties fo:font-size="14.8999996185303pt"/>
    </style:style>
    <style:style style:name="P6" style:family="paragraph">
      <loext:graphic-properties draw:fill-color="#ffffff"/>
    </style:style>
    <style:style style:name="P7" style:family="paragraph">
      <loext:graphic-properties draw:fill-color="#ffffff"/>
      <style:paragraph-properties fo:text-align="center"/>
    </style:style>
    <style:style style:name="P8" style:family="paragraph">
      <loext:graphic-properties draw:fill="solid" draw:fill-color="#ffffff"/>
      <style:paragraph-properties fo:text-align="center"/>
    </style:style>
    <style:style style:name="P9" style:family="paragraph">
      <loext:graphic-properties draw:fill="gradient" draw:fill-gradient-name="Gradient_20_7"/>
      <style:paragraph-properties fo:text-align="start" style:font-independent-line-spacing="true"/>
      <style:text-properties fo:font-size="18pt"/>
    </style:style>
    <style:style style:name="P10" style:family="paragraph">
      <loext:graphic-properties draw:fill="gradient" draw:fill-gradient-name="Gradient_20_8"/>
      <style:paragraph-properties fo:text-align="start" style:font-independent-line-spacing="true"/>
      <style:text-properties fo:font-size="18pt"/>
    </style:style>
    <style:style style:name="P11" style:family="paragraph">
      <loext:graphic-properties draw:fill="gradient" draw:fill-gradient-name="Gradient_20_9"/>
      <style:paragraph-properties fo:text-align="start" style:font-independent-line-spacing="true"/>
      <style:text-properties fo:font-size="18pt"/>
    </style:style>
    <style:style style:name="P12" style:family="paragraph">
      <loext:graphic-properties draw:fill="gradient" draw:fill-gradient-name="Gradient_20_10"/>
      <style:paragraph-properties fo:text-align="start" style:font-independent-line-spacing="true"/>
      <style:text-properties fo:font-size="18pt"/>
    </style:style>
    <style:style style:name="P13" style:family="paragraph">
      <loext:graphic-properties draw:fill="gradient" draw:fill-gradient-name="Gradient_20_11"/>
      <style:paragraph-properties fo:text-align="start" style:font-independent-line-spacing="true"/>
      <style:text-properties fo:font-size="18pt"/>
    </style:style>
    <style:style style:name="P14" style:family="paragraph">
      <loext:graphic-properties draw:fill="gradient" draw:fill-gradient-name="Gradient_20_13" draw:opacity-name="msTransGradient_20_3"/>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loext:graphic-properties draw:fill="gradient" draw:fill-gradient-name="Gradient_20_15" draw:opacity-name="msTransGradient_20_4"/>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17" style:family="paragraph">
      <loext:graphic-properties draw:fill="gradient" draw:fill-gradient-name="Gradient_20_16" draw:opacity-name="msTransGradient_20_5"/>
      <style:paragraph-properties fo:text-align="start" style:font-independent-line-spacing="true"/>
      <style:text-properties fo:font-size="18pt"/>
    </style:style>
    <style:style style:name="P18" style:family="paragraph">
      <loext:graphic-properties draw:fill="gradient" draw:fill-gradient-name="Gradient_20_17" draw:opacity-name="msTransGradient_20_6"/>
      <style:paragraph-properties fo:text-align="start" style:font-independent-line-spacing="true"/>
      <style:text-properties fo:font-size="18pt"/>
    </style:style>
    <style:style style:name="P19" style:family="paragraph">
      <loext:graphic-properties draw:fill="solid" draw:fill-color="#ffffff"/>
      <style:paragraph-properties fo:text-align="start" style:font-independent-line-spacing="true"/>
      <style:text-properties fo:font-size="18pt"/>
    </style:style>
    <style:style style:name="P20" style:family="paragraph">
      <loext:graphic-properties draw:fill="gradient" draw:fill-gradient-name="Gradient_20_18"/>
      <style:paragraph-properties fo:text-align="start" style:font-independent-line-spacing="true"/>
      <style:text-properties fo:font-size="18pt"/>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Phetsarath OT1" fo:font-size="18pt" fo:hyphenate="false"/>
    </style:style>
    <style:style style:name="P22" style:family="paragraph">
      <loext:graphic-properties draw:fill="gradient" draw:fill-gradient-name="Gradient_20_19"/>
      <style:paragraph-properties fo:text-align="start" style:font-independent-line-spacing="true"/>
      <style:text-properties fo:font-size="18pt"/>
    </style:style>
    <style:style style:name="P23" style:family="paragraph">
      <loext:graphic-properties draw:fill="gradient" draw:fill-gradient-name="Gradient_20_20"/>
      <style:paragraph-properties fo:text-align="start" style:font-independent-line-spacing="true"/>
      <style:text-properties fo:font-size="18pt"/>
    </style:style>
    <style:style style:name="P24" style:family="paragraph">
      <loext:graphic-properties draw:fill="gradient" draw:fill-gradient-name="Gradient_20_21"/>
      <style:paragraph-properties fo:text-align="start" style:font-independent-line-spacing="true"/>
      <style:text-properties fo:font-size="18pt"/>
    </style:style>
    <style:style style:name="P25" style:family="paragraph">
      <loext:graphic-properties draw:fill="gradient" draw:fill-gradient-name="Gradient_20_22"/>
      <style:paragraph-properties fo:text-align="start" style:font-independent-line-spacing="true"/>
      <style:text-properties fo:font-size="18pt"/>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style:font-name="Phetsarath OT1" fo:font-size="18pt" fo:font-weight="bold" style:font-weight-asian="bold" style:font-weight-complex="bold" fo:hyphenate="false"/>
    </style:style>
    <style:style style:name="P28" style:family="paragraph">
      <loext:graphic-properties draw:fill="solid" draw:fill-color="#92e3fc" draw:opacity="86%"/>
      <style:paragraph-properties fo:text-align="start" style:font-independent-line-spacing="true"/>
      <style:text-properties fo:font-size="18pt"/>
    </style:style>
    <style:style style:name="P29" style:family="paragraph">
      <loext:graphic-properties draw:fill="none" draw:fill-color="#ffffff"/>
      <style:text-properties fo:font-size="23.3999996185303pt"/>
    </style:style>
    <style:style style:name="T1" style:family="text">
      <style:text-properties fo:font-variant="normal" fo:text-transform="none" fo:color="#ffffff" style:text-line-through-style="none" style:text-line-through-type="none" style:text-position="0% 100%" style:font-name="Phetsarath OT" fo:font-size="48pt" fo:letter-spacing="normal" fo:font-style="normal" style:text-underline-style="none" fo:font-weight="bold" style:font-name-asian="Tahoma" style:font-size-asian="48pt" style:font-style-asian="normal" style:font-weight-asian="bold" style:font-name-complex="DejaVu Sans" style:font-size-complex="48pt" style:font-style-complex="normal" style:font-weight-complex="bold"/>
    </style:style>
    <style:style style:name="T2" style:family="text">
      <style:text-properties fo:font-variant="normal" fo:text-transform="none" fo:color="#000000" style:text-outline="false" style:text-line-through-style="none" style:text-line-through-type="none" style:text-position="0% 100%" style:font-name="Phetsarath OT" fo:font-size="14.8999996185303pt" fo:letter-spacing="normal" fo:font-style="normal" fo:text-shadow="none" style:text-underline-style="none" fo:font-weight="bold" style:letter-kerning="true" style:font-name-asian="DejaVu Sans" style:font-size-asian="15pt" style:font-style-asian="normal" style:font-weight-asian="bold" style:font-name-complex="DejaVu Sans" style:font-size-complex="15pt" style:font-style-complex="normal" style:font-weight-complex="bold"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Phetsarath OT" fo:font-size="15pt" fo:letter-spacing="normal" fo:font-style="normal" fo:text-shadow="none" style:text-underline-style="none" fo:font-weight="bold" style:letter-kerning="true" style:font-name-asian="DejaVu Sans" style:font-size-asian="15pt" style:font-style-asian="normal" style:font-weight-asian="bold" style:font-name-complex="DejaVu Sans" style:font-size-complex="15pt" style:font-style-complex="normal" style:font-weight-complex="bold"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Phetsarath OT" fo:font-size="14.8999996185303pt" fo:letter-spacing="normal" fo:font-style="normal" style:text-underline-style="none" fo:font-weight="bold" style:font-name-asian="DejaVu Sans" style:font-size-asian="15pt" style:font-style-asian="normal" style:font-weight-asian="bold" style:font-name-complex="DejaVu Sans" style:font-size-complex="15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Phetsarath OT1" fo:font-size="18pt" fo:letter-spacing="normal" fo:font-style="normal" style:text-underline-style="none" fo:font-weight="bold" style:font-name-asian="Open Sans" style:font-size-asian="18pt" style:font-style-asian="normal" style:font-weight-asian="bold" style:font-name-complex="Open Sans1" style:font-size-complex="18pt" style:font-style-complex="normal" style:font-weight-complex="bold"/>
    </style:style>
    <style:style style:name="T7" style:family="text">
      <style:text-properties fo:font-variant="normal" fo:text-transform="none" fo:color="#ffffff" style:text-line-through-style="none" style:text-line-through-type="none" style:text-position="0% 100%" style:font-name="Phetsarath OT1" fo:font-size="28pt" fo:letter-spacing="0.071cm" fo:font-style="normal" style:text-underline-style="none"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Picture Placeholder 2" draw:style-name="gr1" draw:text-style-name="P1" draw:layer="layout" svg:width="24.793cm" svg:height="12.51cm" svg:x="1.596cm" svg:y="1.593cm">
          <draw:image xlink:href="Pictures/100000000000078000000433092F8B4AE0B5AE8C.jpg" xlink:type="simple" xlink:show="embed" xlink:actuate="onLoad">
            <text:p/>
          </draw:image>
        </draw:frame>
        <draw:custom-shape draw:name="CustomShape 1" draw:style-name="gr2" draw:text-style-name="P2" draw:layer="layout" svg:width="24.793cm" svg:height="12.536cm" svg:x="1.596cm" svg:y="1.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3" draw:text-style-name="P4" draw:layer="layout" svg:width="17.626cm" svg:height="5.242cm" svg:x="5.187cm" svg:y="3.963cm">
            <text:p text:style-name="P3"><text:span text:style-name="T1">F</text:span><text:span text:style-name="T1">E</text:span><text:span text:style-name="T1">E</text:span><text:span text:style-name="T1">D</text:span><text:span text:style-name="T1"> </text:span><text:span text:style-name="T1">O</text:span><text:span text:style-name="T1">N</text:span><text:span text:style-name="T1"> </text:span><text:span text:style-name="T1">S</text:span><text:span text:style-name="T1">H</text:span><text:span text:style-name="T1">A</text:span><text:span text:style-name="T1">R</text:span><text:span text:style-name="T1">I</text:span><text:span text:style-name="T1">N</text:span><text:span text:style-name="T1">G</text:span><text:span text:style-name="T1"> </text:span><text:span text:style-name="T1">A</text:span><text:span text:style-name="T1">N</text:span><text:span text:style-name="T1">D</text:span><text:span text:style-name="T1"> </text:span><text:span text:style-name="T1">P</text:span><text:span text:style-name="T1">R</text:span><text:span text:style-name="T1">E</text:span><text:span text:style-name="T1">S</text:span><text:span text:style-name="T1">E</text:span><text:span text:style-name="T1">R</text:span><text:span text:style-name="T1">V</text:span><text:span text:style-name="T1">E</text:span><text:span text:style-name="T1"> </text:span><text:span text:style-name="T1">H</text:span><text:span text:style-name="T1">A</text:span><text:span text:style-name="T1">P</text:span><text:span text:style-name="T1">P</text:span><text:span text:style-name="T1">I</text:span><text:span text:style-name="T1">N</text:span><text:span text:style-name="T1">E</text:span><text:span text:style-name="T1">S</text:span><text:span text:style-name="T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4" draw:layer="layout" svg:width="23.4cm" svg:height="2.723cm" svg:x="2.3cm" svg:y="8.76cm">
            <text:p text:style-name="P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gr5" draw:text-style-name="P5" draw:layer="layout" svg:width="18.6cm" svg:height="1.143cm" svg:x="5cm" svg:y="11.784cm">
          <text:p text:style-name="P3"><text:span text:style-name="T2">DASSI </text:span><text:span text:style-name="T2">MANU</text:span><text:span text:style-name="T2">EL</text:span><text:span text:style-name="T3"> – </text:span><text:span text:style-name="T3">BORI</text:span><text:span text:style-name="T3">S </text:span><text:span text:style-name="T3">MASS</text:span><text:span text:style-name="T3">ODA</text:span><text:span text:style-name="T4"> </text:span><text:span text:style-name="T4">– </text:span><text:span text:style-name="T4">MARV</text:span><text:span text:style-name="T4">IN </text:span><text:span text:style-name="T4">ESSO</text:span><text:span text:style-name="T4">M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Blank" xml:id="id1" draw:id="id1">
        <office:forms form:automatic-focus="false" form:apply-design-mode="false"/>
        <draw:frame draw:name="Picture Placeholder 2" draw:style-name="gr1" draw:text-style-name="P1" draw:layer="layout" svg:width="24.793cm" svg:height="12.51cm" svg:x="1.597cm" svg:y="1.593cm">
          <draw:image xlink:href="Pictures/100000000000078000000433092F8B4AE0B5AE8C.jpg" xlink:type="simple" xlink:show="embed" xlink:actuate="onLoad">
            <text:p/>
          </draw:image>
        </draw:frame>
        <draw:custom-shape draw:style-name="gr7" draw:text-style-name="P7" draw:layer="layout" svg:width="14.684cm" svg:height="17cm" svg:x="3.316cm" svg:y="-1.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8" draw:text-style-name="P8" draw:layer="layout" svg:width="13.4cm" svg:height="16.2cm" svg:x="15.2cm" svg:y="-0.2cm">
          <text:p/>
          <draw:enhanced-geometry svg:viewBox="0 0 21600 21600" draw:type="rectangle" draw:enhanced-path="M 0 0 L 21600 0 21600 21600 0 21600 0 0 Z N"/>
        </draw:custom-shape>
        <draw:custom-shape draw:name="CustomShape 1" draw:style-name="gr9" draw:text-style-name="P2" draw:layer="layout" svg:width="13.338cm" svg:height="24.125cm" draw:transform="skewX (9.26065088952941E-017) rotate (-0.703193155628516) translate (7.354cm -9.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4">
          <draw:line draw:name="Straight Connector 95" draw:style-name="gr10" draw:text-style-name="P1" draw:layer="layout" svg:x1="10.701cm" svg:y1="8.602cm" svg:x2="14.236cm" svg:y2="8.566cm">
            <text:p/>
          </draw:line>
          <draw:custom-shape draw:name="Oval 96" draw:style-name="gr11" draw:text-style-name="P9" draw:layer="layout" svg:width="0.251cm" svg:height="0.251cm" svg:x="13.985cm" svg:y="8.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7">
          <draw:line draw:name="Straight Connector 98" draw:style-name="gr10" draw:text-style-name="P1" draw:layer="layout" svg:x1="8.141cm" svg:y1="11.524cm" svg:x2="11.676cm" svg:y2="11.488cm">
            <text:p/>
          </draw:line>
          <draw:custom-shape draw:name="Oval 99" draw:style-name="gr12" draw:text-style-name="P10" draw:layer="layout" svg:width="0.251cm" svg:height="0.251cm" svg:x="11.425cm" svg:y="11.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0">
          <draw:line draw:name="Straight Connector 101" draw:style-name="gr10" draw:text-style-name="P1" draw:layer="layout" svg:x1="5.704cm" svg:y1="14.203cm" svg:x2="9.239cm" svg:y2="14.167cm">
            <text:p/>
          </draw:line>
          <draw:custom-shape draw:name="Oval 102" draw:style-name="gr13" draw:text-style-name="P11" draw:layer="layout" svg:width="0.251cm" svg:height="0.251cm" svg:x="8.988cm" svg:y="1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0">
          <draw:line draw:name="Straight Connector 83" draw:style-name="gr10" draw:text-style-name="P1" draw:layer="layout" svg:x1="15.284cm" svg:y1="2.189cm" svg:x2="18.82cm" svg:y2="2.153cm">
            <text:p/>
          </draw:line>
          <draw:custom-shape draw:name="Oval 85" draw:style-name="gr14" draw:text-style-name="P12" draw:layer="layout" svg:width="0.251cm" svg:height="0.251cm" svg:x="18.568cm" svg:y="2.0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1">
          <draw:line draw:name="Straight Connector 92" draw:style-name="gr10" draw:text-style-name="P1" draw:layer="layout" svg:x1="13.391cm" svg:y1="5.611cm" svg:x2="16.926cm" svg:y2="5.575cm">
            <text:p/>
          </draw:line>
          <draw:custom-shape draw:name="Oval 93" draw:style-name="gr15" draw:text-style-name="P13" draw:layer="layout" svg:width="0.251cm" svg:height="0.251cm" svg:x="16.675cm" svg:y="5.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7" draw:style-name="gr16" draw:text-style-name="P14" draw:layer="layout" svg:width="6.511cm" svg:height="5.93cm" svg:x="0.001cm" svg:y="7.212cm">
          <text:p/>
          <draw:enhanced-geometry draw:mirror-horizontal="false" draw:mirror-vertical="false" svg:viewBox="0 0 0 0" drawooo:sub-view-size="923 841" draw:text-areas="0 0 ?f14 ?f15" draw:type="ooxml-non-primitive" draw:enhanced-path="M 923 639 C 814 764 814 764 814 764 753 834 647 841 577 780 0 283 0 283 0 283 0 0 0 0 0 0 705 623 705 623 705 623 767 678 856 682 923 639 Z N">
            <draw:equation draw:name="f0" draw:formula="923*logwidth/923"/>
            <draw:equation draw:name="f1" draw:formula="639*logheight/841"/>
            <draw:equation draw:name="f2" draw:formula="814*logwidth/923"/>
            <draw:equation draw:name="f3" draw:formula="764*logheight/841"/>
            <draw:equation draw:name="f4" draw:formula="577*logwidth/923"/>
            <draw:equation draw:name="f5" draw:formula="780*logheight/841"/>
            <draw:equation draw:name="f6" draw:formula="0*logwidth/923"/>
            <draw:equation draw:name="f7" draw:formula="283*logheight/841"/>
            <draw:equation draw:name="f8" draw:formula="0*logwidth/923"/>
            <draw:equation draw:name="f9" draw:formula="0*logheight/841"/>
            <draw:equation draw:name="f10" draw:formula="705*logwidth/923"/>
            <draw:equation draw:name="f11" draw:formula="623*logheight/841"/>
            <draw:equation draw:name="f12" draw:formula="923*logwidth/923"/>
            <draw:equation draw:name="f13" draw:formula="639*logheight/841"/>
            <draw:equation draw:name="f14" draw:formula="logwidth"/>
            <draw:equation draw:name="f15" draw:formula="logheight"/>
          </draw:enhanced-geometry>
        </draw:custom-shape>
        <draw:custom-shape draw:name="Freeform 9" draw:style-name="gr17" draw:text-style-name="P16" draw:layer="layout" svg:width="1.247cm" svg:height="1.391cm" svg:x="9.292cm" svg:y="7.373cm">
          <text:p text:style-name="P15"><text:span text:style-name="T5"><text:s/></text:span></text:p>
          <draw:enhanced-geometry draw:mirror-horizontal="false" draw:mirror-vertical="false" svg:viewBox="0 0 0 0" drawooo:sub-view-size="177 197" draw:text-areas="0 0 ?f18 ?f19" draw:type="ooxml-non-primitive" draw:enhanced-path="M 168 5 C 168 5 168 5 168 5 176 11 177 22 171 29 32 189 32 189 32 189 26 196 16 197 9 192 9 192 9 192 9 192 1 186 0 175 7 168 145 8 145 8 145 8 151 1 161 0 168 5 Z N">
            <draw:equation draw:name="f0" draw:formula="168*logwidth/177"/>
            <draw:equation draw:name="f1" draw:formula="5*logheight/197"/>
            <draw:equation draw:name="f2" draw:formula="168*logwidth/177"/>
            <draw:equation draw:name="f3" draw:formula="5*logheight/197"/>
            <draw:equation draw:name="f4" draw:formula="171*logwidth/177"/>
            <draw:equation draw:name="f5" draw:formula="29*logheight/197"/>
            <draw:equation draw:name="f6" draw:formula="32*logwidth/177"/>
            <draw:equation draw:name="f7" draw:formula="189*logheight/197"/>
            <draw:equation draw:name="f8" draw:formula="9*logwidth/177"/>
            <draw:equation draw:name="f9" draw:formula="192*logheight/197"/>
            <draw:equation draw:name="f10" draw:formula="9*logwidth/177"/>
            <draw:equation draw:name="f11" draw:formula="192*logheight/197"/>
            <draw:equation draw:name="f12" draw:formula="7*logwidth/177"/>
            <draw:equation draw:name="f13" draw:formula="168*logheight/197"/>
            <draw:equation draw:name="f14" draw:formula="145*logwidth/177"/>
            <draw:equation draw:name="f15" draw:formula="8*logheight/197"/>
            <draw:equation draw:name="f16" draw:formula="168*logwidth/177"/>
            <draw:equation draw:name="f17" draw:formula="5*logheight/197"/>
            <draw:equation draw:name="f18" draw:formula="logwidth"/>
            <draw:equation draw:name="f19" draw:formula="logheight"/>
          </draw:enhanced-geometry>
        </draw:custom-shape>
        <draw:custom-shape draw:name="Freeform 10" draw:style-name="gr18" draw:text-style-name="P17" draw:layer="layout" svg:width="0.617cm" svg:height="0.667cm" svg:x="10.712cm" svg:y="6.458cm">
          <text:p/>
          <draw:enhanced-geometry draw:mirror-horizontal="false" draw:mirror-vertical="false" svg:viewBox="0 0 0 0" drawooo:sub-view-size="88 95" draw:text-areas="0 0 ?f18 ?f19" draw:type="ooxml-non-primitive" draw:enhanced-path="M 82 30 C 32 87 32 87 32 87 26 94 16 95 9 90 9 90 9 90 9 90 1 84 0 73 7 65 56 8 56 8 56 8 62 1 72 0 79 6 79 6 79 6 79 6 87 12 88 23 82 30 Z N">
            <draw:equation draw:name="f0" draw:formula="82*logwidth/88"/>
            <draw:equation draw:name="f1" draw:formula="30*logheight/95"/>
            <draw:equation draw:name="f2" draw:formula="32*logwidth/88"/>
            <draw:equation draw:name="f3" draw:formula="87*logheight/95"/>
            <draw:equation draw:name="f4" draw:formula="9*logwidth/88"/>
            <draw:equation draw:name="f5" draw:formula="90*logheight/95"/>
            <draw:equation draw:name="f6" draw:formula="9*logwidth/88"/>
            <draw:equation draw:name="f7" draw:formula="90*logheight/95"/>
            <draw:equation draw:name="f8" draw:formula="7*logwidth/88"/>
            <draw:equation draw:name="f9" draw:formula="65*logheight/95"/>
            <draw:equation draw:name="f10" draw:formula="56*logwidth/88"/>
            <draw:equation draw:name="f11" draw:formula="8*logheight/95"/>
            <draw:equation draw:name="f12" draw:formula="79*logwidth/88"/>
            <draw:equation draw:name="f13" draw:formula="6*logheight/95"/>
            <draw:equation draw:name="f14" draw:formula="79*logwidth/88"/>
            <draw:equation draw:name="f15" draw:formula="6*logheight/95"/>
            <draw:equation draw:name="f16" draw:formula="82*logwidth/88"/>
            <draw:equation draw:name="f17" draw:formula="30*logheight/95"/>
            <draw:equation draw:name="f18" draw:formula="logwidth"/>
            <draw:equation draw:name="f19" draw:formula="logheight"/>
          </draw:enhanced-geometry>
        </draw:custom-shape>
        <draw:custom-shape draw:name="Freeform 7" draw:style-name="gr19" draw:text-style-name="P18" draw:layer="layout" svg:width="6.511cm" svg:height="5.93cm" svg:x="0.002cm" svg:y="5.203cm">
          <text:p/>
          <draw:enhanced-geometry draw:mirror-horizontal="false" draw:mirror-vertical="false" svg:viewBox="0 0 0 0" drawooo:sub-view-size="923 841" draw:text-areas="0 0 ?f14 ?f15" draw:type="ooxml-non-primitive" draw:enhanced-path="M 923 639 C 814 764 814 764 814 764 753 834 647 841 577 780 0 283 0 283 0 283 0 0 0 0 0 0 705 623 705 623 705 623 767 678 856 682 923 639 Z N">
            <draw:equation draw:name="f0" draw:formula="923*logwidth/923"/>
            <draw:equation draw:name="f1" draw:formula="639*logheight/841"/>
            <draw:equation draw:name="f2" draw:formula="814*logwidth/923"/>
            <draw:equation draw:name="f3" draw:formula="764*logheight/841"/>
            <draw:equation draw:name="f4" draw:formula="577*logwidth/923"/>
            <draw:equation draw:name="f5" draw:formula="780*logheight/841"/>
            <draw:equation draw:name="f6" draw:formula="0*logwidth/923"/>
            <draw:equation draw:name="f7" draw:formula="283*logheight/841"/>
            <draw:equation draw:name="f8" draw:formula="0*logwidth/923"/>
            <draw:equation draw:name="f9" draw:formula="0*logheight/841"/>
            <draw:equation draw:name="f10" draw:formula="705*logwidth/923"/>
            <draw:equation draw:name="f11" draw:formula="623*logheight/841"/>
            <draw:equation draw:name="f12" draw:formula="923*logwidth/923"/>
            <draw:equation draw:name="f13" draw:formula="639*logheight/841"/>
            <draw:equation draw:name="f14" draw:formula="logwidth"/>
            <draw:equation draw:name="f15" draw:formula="logheight"/>
          </draw:enhanced-geometry>
        </draw:custom-shape>
        <draw:g draw:name="Group 123">
          <draw:custom-shape draw:name="Oval 19" draw:style-name="gr20" draw:text-style-name="P19" draw:layer="layout" svg:width="2.939cm" svg:height="2.939cm" svg:x="13.69cm" svg:y="0.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21" draw:text-style-name="P20" draw:layer="layout" svg:width="2.35cm" svg:height="2.35cm" svg:x="13.984cm" svg:y="1.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9" draw:style-name="gr22" draw:text-style-name="P19" draw:layer="layout" svg:width="1.187cm" svg:height="1.253cm" svg:x="14.565cm" svg:y="1.526cm">
            <text:p/>
            <draw:enhanced-geometry draw:mirror-horizontal="false" draw:mirror-vertical="false" svg:viewBox="0 0 0 0" drawooo:sub-view-size="456 481" draw:text-areas="0 0 ?f92 ?f93" draw:type="ooxml-non-primitive" draw:enhanced-path="M 254 370 C 228 316 228 316 228 316 201 370 201 370 201 370 141 379 141 379 141 379 185 420 185 420 185 420 174 481 174 481 174 481 228 451 228 451 228 451 281 481 281 481 281 481 271 420 271 420 271 420 314 379 314 379 314 379 L 254 370 Z M 259 408 C 253 414 253 414 253 414 254 423 254 423 254 423 259 449 259 449 259 449 236 437 236 437 236 437 228 432 228 432 228 432 220 437 220 437 220 437 197 449 197 449 197 449 201 423 201 423 201 423 203 414 203 414 203 414 196 408 196 408 196 408 178 390 178 390 178 390 204 386 204 386 204 386 212 385 212 385 212 385 216 377 216 377 216 377 228 354 228 354 228 354 239 377 239 377 239 377 243 385 243 385 243 385 252 386 252 386 252 386 278 390 278 390 278 390 L 259 408 Z M 149 338 C 97 330 97 330 97 330 74 284 74 284 74 284 51 330 51 330 51 330 0 338 0 338 0 338 37 374 37 374 37 374 28 426 28 426 28 426 74 400 74 400 74 400 120 426 120 426 120 426 111 374 111 374 111 374 L 149 338 Z M 95 376 C 98 394 98 394 98 394 82 386 82 386 82 386 74 381 74 381 74 381 66 386 66 386 66 386 51 394 51 394 51 394 54 376 54 376 54 376 55 367 55 367 55 367 49 361 49 361 49 361 36 349 36 349 36 349 54 347 54 347 54 347 63 345 63 345 63 345 67 337 67 337 67 337 74 322 74 322 74 322 82 337 82 337 82 337 86 345 86 345 86 345 95 347 95 347 95 347 112 349 112 349 112 349 100 361 100 361 100 361 93 367 93 367 93 367 L 95 376 Z M 456 338 C 404 330 404 330 404 330 381 284 381 284 381 284 358 330 358 330 358 330 306 338 306 338 306 338 344 374 344 374 344 374 335 426 335 426 335 426 381 400 381 400 381 400 427 426 427 426 427 426 418 374 418 374 418 374 L 456 338 Z M 401 376 C 405 394 405 394 405 394 389 386 389 386 389 386 381 381 381 381 381 381 373 386 373 386 373 386 358 394 358 394 358 394 361 376 361 376 361 376 362 367 362 367 362 367 356 361 356 361 356 361 343 349 343 349 343 349 361 347 361 347 361 347 369 345 369 345 369 345 373 337 373 337 373 337 381 322 381 322 381 322 389 337 389 337 389 337 393 345 393 345 393 345 401 347 401 347 401 347 419 349 419 349 419 349 407 361 407 361 407 361 400 367 400 367 400 367 L 401 376 Z M 191 183 C 155 197 129 233 129 274 129 283 129 283 129 283 327 283 327 283 327 283 327 274 327 274 327 274 327 232 300 197 263 182 282 170 294 150 294 126 294 89 264 59 227 59 190 59 160 89 160 126 160 150 172 171 191 183 Z M 309 266 C 147 266 147 266 147 266 151 225 186 193 228 193 270 193 304 225 309 266 Z M 227 77 C 254 77 276 99 276 126 276 153 254 175 227 175 200 175 177 153 177 126 177 99 200 77 227 77 Z M 236 46 C 218 46 218 46 218 46 218 0 218 0 218 0 236 0 236 0 236 0 L 236 46 Z M 290 75 C 277 63 277 63 277 63 310 31 310 31 310 31 322 43 322 43 322 43 L 290 75 Z M 307 117 C 353 117 353 117 353 117 353 135 353 135 353 135 307 135 307 135 307 135 L 307 117 Z M 164 75 C 132 43 132 43 132 43 144 31 144 31 144 31 176 63 176 63 176 63 L 164 75 Z M 146 135 C 101 135 101 135 101 135 101 117 101 117 101 117 146 117 146 117 146 117 L 146 135 Z N">
              <draw:equation draw:name="f0" draw:formula="201*logwidth/456"/>
              <draw:equation draw:name="f1" draw:formula="370*logheight/481"/>
              <draw:equation draw:name="f2" draw:formula="174*logwidth/456"/>
              <draw:equation draw:name="f3" draw:formula="481*logheight/481"/>
              <draw:equation draw:name="f4" draw:formula="271*logwidth/456"/>
              <draw:equation draw:name="f5" draw:formula="420*logheight/481"/>
              <draw:equation draw:name="f6" draw:formula="259*logwidth/456"/>
              <draw:equation draw:name="f7" draw:formula="408*logheight/481"/>
              <draw:equation draw:name="f8" draw:formula="259*logwidth/456"/>
              <draw:equation draw:name="f9" draw:formula="449*logheight/481"/>
              <draw:equation draw:name="f10" draw:formula="220*logwidth/456"/>
              <draw:equation draw:name="f11" draw:formula="437*logheight/481"/>
              <draw:equation draw:name="f12" draw:formula="203*logwidth/456"/>
              <draw:equation draw:name="f13" draw:formula="414*logheight/481"/>
              <draw:equation draw:name="f14" draw:formula="204*logwidth/456"/>
              <draw:equation draw:name="f15" draw:formula="386*logheight/481"/>
              <draw:equation draw:name="f16" draw:formula="228*logwidth/456"/>
              <draw:equation draw:name="f17" draw:formula="354*logheight/481"/>
              <draw:equation draw:name="f18" draw:formula="252*logwidth/456"/>
              <draw:equation draw:name="f19" draw:formula="386*logheight/481"/>
              <draw:equation draw:name="f20" draw:formula="149*logwidth/456"/>
              <draw:equation draw:name="f21" draw:formula="338*logheight/481"/>
              <draw:equation draw:name="f22" draw:formula="51*logwidth/456"/>
              <draw:equation draw:name="f23" draw:formula="330*logheight/481"/>
              <draw:equation draw:name="f24" draw:formula="28*logwidth/456"/>
              <draw:equation draw:name="f25" draw:formula="426*logheight/481"/>
              <draw:equation draw:name="f26" draw:formula="111*logwidth/456"/>
              <draw:equation draw:name="f27" draw:formula="374*logheight/481"/>
              <draw:equation draw:name="f28" draw:formula="98*logwidth/456"/>
              <draw:equation draw:name="f29" draw:formula="394*logheight/481"/>
              <draw:equation draw:name="f30" draw:formula="66*logwidth/456"/>
              <draw:equation draw:name="f31" draw:formula="386*logheight/481"/>
              <draw:equation draw:name="f32" draw:formula="55*logwidth/456"/>
              <draw:equation draw:name="f33" draw:formula="367*logheight/481"/>
              <draw:equation draw:name="f34" draw:formula="54*logwidth/456"/>
              <draw:equation draw:name="f35" draw:formula="347*logheight/481"/>
              <draw:equation draw:name="f36" draw:formula="74*logwidth/456"/>
              <draw:equation draw:name="f37" draw:formula="322*logheight/481"/>
              <draw:equation draw:name="f38" draw:formula="95*logwidth/456"/>
              <draw:equation draw:name="f39" draw:formula="347*logheight/481"/>
              <draw:equation draw:name="f40" draw:formula="93*logwidth/456"/>
              <draw:equation draw:name="f41" draw:formula="367*logheight/481"/>
              <draw:equation draw:name="f42" draw:formula="404*logwidth/456"/>
              <draw:equation draw:name="f43" draw:formula="330*logheight/481"/>
              <draw:equation draw:name="f44" draw:formula="306*logwidth/456"/>
              <draw:equation draw:name="f45" draw:formula="338*logheight/481"/>
              <draw:equation draw:name="f46" draw:formula="381*logwidth/456"/>
              <draw:equation draw:name="f47" draw:formula="400*logheight/481"/>
              <draw:equation draw:name="f48" draw:formula="456*logwidth/456"/>
              <draw:equation draw:name="f49" draw:formula="338*logheight/481"/>
              <draw:equation draw:name="f50" draw:formula="389*logwidth/456"/>
              <draw:equation draw:name="f51" draw:formula="386*logheight/481"/>
              <draw:equation draw:name="f52" draw:formula="358*logwidth/456"/>
              <draw:equation draw:name="f53" draw:formula="394*logheight/481"/>
              <draw:equation draw:name="f54" draw:formula="356*logwidth/456"/>
              <draw:equation draw:name="f55" draw:formula="361*logheight/481"/>
              <draw:equation draw:name="f56" draw:formula="369*logwidth/456"/>
              <draw:equation draw:name="f57" draw:formula="345*logheight/481"/>
              <draw:equation draw:name="f58" draw:formula="389*logwidth/456"/>
              <draw:equation draw:name="f59" draw:formula="337*logheight/481"/>
              <draw:equation draw:name="f60" draw:formula="419*logwidth/456"/>
              <draw:equation draw:name="f61" draw:formula="349*logheight/481"/>
              <draw:equation draw:name="f62" draw:formula="401*logwidth/456"/>
              <draw:equation draw:name="f63" draw:formula="376*logheight/481"/>
              <draw:equation draw:name="f64" draw:formula="129*logwidth/456"/>
              <draw:equation draw:name="f65" draw:formula="283*logheight/481"/>
              <draw:equation draw:name="f66" draw:formula="263*logwidth/456"/>
              <draw:equation draw:name="f67" draw:formula="182*logheight/481"/>
              <draw:equation draw:name="f68" draw:formula="160*logwidth/456"/>
              <draw:equation draw:name="f69" draw:formula="126*logheight/481"/>
              <draw:equation draw:name="f70" draw:formula="147*logwidth/456"/>
              <draw:equation draw:name="f71" draw:formula="266*logheight/481"/>
              <draw:equation draw:name="f72" draw:formula="227*logwidth/456"/>
              <draw:equation draw:name="f73" draw:formula="77*logheight/481"/>
              <draw:equation draw:name="f74" draw:formula="177*logwidth/456"/>
              <draw:equation draw:name="f75" draw:formula="126*logheight/481"/>
              <draw:equation draw:name="f76" draw:formula="218*logwidth/456"/>
              <draw:equation draw:name="f77" draw:formula="46*logheight/481"/>
              <draw:equation draw:name="f78" draw:formula="236*logwidth/456"/>
              <draw:equation draw:name="f79" draw:formula="46*logheight/481"/>
              <draw:equation draw:name="f80" draw:formula="310*logwidth/456"/>
              <draw:equation draw:name="f81" draw:formula="31*logheight/481"/>
              <draw:equation draw:name="f82" draw:formula="307*logwidth/456"/>
              <draw:equation draw:name="f83" draw:formula="117*logheight/481"/>
              <draw:equation draw:name="f84" draw:formula="307*logwidth/456"/>
              <draw:equation draw:name="f85" draw:formula="135*logheight/481"/>
              <draw:equation draw:name="f86" draw:formula="132*logwidth/456"/>
              <draw:equation draw:name="f87" draw:formula="43*logheight/481"/>
              <draw:equation draw:name="f88" draw:formula="164*logwidth/456"/>
              <draw:equation draw:name="f89" draw:formula="75*logheight/481"/>
              <draw:equation draw:name="f90" draw:formula="101*logwidth/456"/>
              <draw:equation draw:name="f91" draw:formula="117*logheight/481"/>
              <draw:equation draw:name="f92" draw:formula="logwidth"/>
              <draw:equation draw:name="f93" draw:formula="logheight"/>
            </draw:enhanced-geometry>
          </draw:custom-shape>
        </draw:g>
        <draw:g draw:name="Group 154">
          <draw:custom-shape draw:name="Rectangle 64" draw:style-name="gr23" draw:text-style-name="P21" draw:layer="layout" svg:width="5.858cm" svg:height="1.017cm" svg:x="19.326cm" svg:y="1.316cm">
            <text:p text:style-name="P15"><text:span text:style-name="T6">A</text:span><text:span text:style-name="T6">B</text:span><text:span text:style-name="T6">O</text:span><text:span text:style-name="T6">U</text:span><text:span text:style-name="T6">T </text:span><text:span text:style-name="T6">P</text:span><text:span text:style-name="T6">R</text:span><text:span text:style-name="T6">O</text:span><text:span text:style-name="T6">J</text:span><text:span text:style-name="T6">E</text:span><text:span text:style-name="T6">C</text:span><text:span text:style-name="T6">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6">
          <draw:g draw:name="Group 48">
            <draw:custom-shape draw:name="Oval 19" draw:style-name="gr20" draw:text-style-name="P19" draw:layer="layout" svg:width="2.939cm" svg:height="2.939cm" svg:x="11.654cm" svg:y="3.8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24" draw:text-style-name="P22" draw:layer="layout" svg:width="2.35cm" svg:height="2.35cm" svg:x="11.948cm" svg:y="4.1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33" draw:style-name="gr25" draw:text-style-name="P19" draw:layer="layout" svg:width="1.086cm" svg:height="1.18cm" svg:x="12.58cm" svg:y="4.746cm">
            <text:p/>
            <draw:enhanced-geometry draw:mirror-horizontal="false" draw:mirror-vertical="false" svg:viewBox="0 0 0 0" drawooo:sub-view-size="300 326" draw:text-areas="0 0 ?f106 ?f107" draw:type="ooxml-non-primitive" draw:enhanced-path="M 291 265 C 284 255 274 248 263 245 263 245 263 245 263 245 223 236 223 236 223 236 212 220 212 220 212 220 212 220 212 220 212 220 211 218 208 216 205 216 203 216 200 216 198 218 198 218 198 218 198 218 150 259 150 259 150 259 102 218 102 218 102 218 102 218 102 218 102 218 100 216 97 216 95 216 92 216 90 218 88 220 88 220 88 220 88 220 77 236 77 236 77 236 37 245 37 245 37 245 37 245 37 245 37 245 26 248 16 255 10 265 4 274 0 284 0 295 0 308 0 308 0 308 0 318 9 326 20 326 135 326 135 326 135 326 135 326 135 326 135 326 135 326 135 326 135 326 165 326 165 326 165 326 165 326 165 326 165 326 165 326 165 326 165 326 280 326 280 326 280 326 291 326 300 318 300 308 300 295 300 295 300 295 300 284 297 274 291 265 Z M 131 316 C 20 316 20 316 20 316 15 316 10 312 10 308 10 295 10 295 10 295 10 279 20 260 39 254 78 246 78 246 78 246 116 299 116 299 116 299 117 300 118 301 120 301 120 301 120 301 120 301 121 301 123 300 124 299 131 292 131 292 131 292 132 294 133 295 135 297 L 131 316 Z M 132 277 C 121 288 121 288 121 288 86 241 86 241 86 241 96 226 96 226 96 226 143 266 143 266 143 266 L 132 277 Z M 141 316 C 144 301 144 301 144 301 145 301 145 301 145 301 155 301 155 301 155 301 155 301 156 301 156 301 159 316 159 316 159 316 L 141 316 Z M 160 286 C 160 289 158 291 155 291 145 291 145 291 145 291 142 291 140 289 140 286 140 283 140 283 140 283 150 273 150 273 150 273 160 283 160 283 160 283 L 160 286 Z M 157 266 C 204 226 204 226 204 226 214 241 214 241 214 241 180 288 180 288 180 288 169 277 169 277 169 277 L 157 266 Z M 290 308 C 290 312 286 316 280 316 169 316 169 316 169 316 165 297 165 297 165 297 167 295 168 294 169 292 177 299 177 299 177 299 178 300 179 301 180 301 180 301 180 301 181 301 182 301 183 300 184 299 222 246 222 246 222 246 261 254 261 254 261 254 280 260 290 279 290 295 L 290 308 Z M 65 165 C 65 226 65 226 65 226 65 229 67 231 70 231 73 231 75 229 75 226 75 166 75 166 75 166 80 166 80 166 80 166 83 177 89 189 97 198 111 216 130 226 150 226 166 226 181 220 193 208 193 208 194 208 194 208 194 208 195 208 196 208 202 208 208 207 214 204 232 195 245 174 245 151 245 121 245 121 245 121 245 113 238 106 230 106 228 106 228 106 228 106 239 64 234 29 230 19 230 19 230 19 230 19 230 19 230 19 230 18 229 18 229 18 229 18 229 18 229 18 229 18 229 18 229 18 229 18 229 18 229 18 229 18 229 18 229 18 229 17 229 17 229 17 229 17 229 17 229 17 229 17 228 17 228 17 228 17 228 17 228 17 228 17 228 17 228 17 228 17 228 17 228 17 228 17 228 16 228 16 228 16 227 16 227 16 227 16 227 16 227 16 227 16 227 16 227 16 227 16 227 16 227 16 227 16 227 16 227 16 226 16 226 16 226 16 226 16 226 16 226 16 226 16 226 16 226 16 226 16 226 16 226 16 225 16 225 16 225 16 225 16 225 16 225 16 225 16 225 16 225 16 225 16 225 16 225 16 224 16 224 16 224 16 224 16 212 18 197 15 181 11 154 6 126 0 104 16 104 16 103 16 103 16 81 16 65 34 65 61 65 73 68 92 71 106 70 106 70 106 70 106 62 106 55 113 55 121 55 151 55 151 55 151 55 157 59 163 65 165 Z M 209 195 C 199 200 188 199 179 192 180 190 180 188 180 186 180 178 173 171 165 171 157 171 150 178 150 186 150 194 157 201 165 201 167 201 170 200 172 199 172 199 172 200 172 200 175 202 178 204 181 205 172 212 161 216 150 216 133 216 117 207 105 192 92 176 85 156 85 136 85 130 85 130 85 130 85 112 95 88 98 80 133 76 161 80 178 85 193 88 203 93 206 94 215 116 215 116 215 116 215 136 215 136 215 136 215 152 210 169 202 183 200 186 201 189 203 190 204 191 205 191 206 191 208 191 209 190 210 188 215 181 218 174 221 166 230 166 230 166 230 166 231 166 232 166 233 166 229 179 220 190 209 195 Z M 170 186 C 170 189 168 191 165 191 162 191 160 189 160 186 160 183 162 181 165 181 168 181 170 183 170 186 Z M 225 136 C 225 116 225 116 225 116 230 116 230 116 230 116 233 116 235 118 235 121 235 151 235 151 235 151 235 154 233 156 230 156 223 156 223 156 223 156 225 149 225 142 225 136 Z M 103 26 C 104 26 104 26 104 26 106 26 108 26 109 25 127 11 153 16 179 21 192 24 205 26 216 26 218 26 220 26 222 26 225 37 228 65 219 100 215 89 215 89 215 89 214 88 214 87 213 86 211 85 167 62 94 71 94 71 94 71 94 71 94 71 94 71 94 71 94 71 94 71 94 71 94 71 94 71 94 71 93 71 93 71 92 72 92 72 92 72 92 72 92 72 92 72 92 72 92 72 91 72 91 73 91 73 91 73 91 73 91 73 91 73 91 73 91 73 91 73 91 73 91 73 91 73 91 73 91 73 91 73 91 74 91 74 91 74 91 74 90 74 85 86 80 101 78 87 75 71 75 61 75 37 89 26 103 26 Z M 65 121 C 65 118 67 116 70 116 73 116 73 116 73 116 74 120 75 124 75 125 75 136 75 136 75 136 75 142 76 149 77 156 70 156 70 156 70 156 67 156 65 154 65 151 L 65 121 Z N">
              <draw:equation draw:name="f0" draw:formula="223*logwidth/300"/>
              <draw:equation draw:name="f1" draw:formula="236*logheight/326"/>
              <draw:equation draw:name="f2" draw:formula="198*logwidth/300"/>
              <draw:equation draw:name="f3" draw:formula="218*logheight/326"/>
              <draw:equation draw:name="f4" draw:formula="102*logwidth/300"/>
              <draw:equation draw:name="f5" draw:formula="218*logheight/326"/>
              <draw:equation draw:name="f6" draw:formula="77*logwidth/300"/>
              <draw:equation draw:name="f7" draw:formula="236*logheight/326"/>
              <draw:equation draw:name="f8" draw:formula="0*logwidth/300"/>
              <draw:equation draw:name="f9" draw:formula="295*logheight/326"/>
              <draw:equation draw:name="f10" draw:formula="135*logwidth/300"/>
              <draw:equation draw:name="f11" draw:formula="326*logheight/326"/>
              <draw:equation draw:name="f12" draw:formula="165*logwidth/300"/>
              <draw:equation draw:name="f13" draw:formula="326*logheight/326"/>
              <draw:equation draw:name="f14" draw:formula="291*logwidth/300"/>
              <draw:equation draw:name="f15" draw:formula="265*logheight/326"/>
              <draw:equation draw:name="f16" draw:formula="10*logwidth/300"/>
              <draw:equation draw:name="f17" draw:formula="295*logheight/326"/>
              <draw:equation draw:name="f18" draw:formula="120*logwidth/300"/>
              <draw:equation draw:name="f19" draw:formula="301*logheight/326"/>
              <draw:equation draw:name="f20" draw:formula="135*logwidth/300"/>
              <draw:equation draw:name="f21" draw:formula="297*logheight/326"/>
              <draw:equation draw:name="f22" draw:formula="86*logwidth/300"/>
              <draw:equation draw:name="f23" draw:formula="241*logheight/326"/>
              <draw:equation draw:name="f24" draw:formula="141*logwidth/300"/>
              <draw:equation draw:name="f25" draw:formula="316*logheight/326"/>
              <draw:equation draw:name="f26" draw:formula="156*logwidth/300"/>
              <draw:equation draw:name="f27" draw:formula="301*logheight/326"/>
              <draw:equation draw:name="f28" draw:formula="155*logwidth/300"/>
              <draw:equation draw:name="f29" draw:formula="291*logheight/326"/>
              <draw:equation draw:name="f30" draw:formula="150*logwidth/300"/>
              <draw:equation draw:name="f31" draw:formula="273*logheight/326"/>
              <draw:equation draw:name="f32" draw:formula="204*logwidth/300"/>
              <draw:equation draw:name="f33" draw:formula="226*logheight/326"/>
              <draw:equation draw:name="f34" draw:formula="157*logwidth/300"/>
              <draw:equation draw:name="f35" draw:formula="266*logheight/326"/>
              <draw:equation draw:name="f36" draw:formula="165*logwidth/300"/>
              <draw:equation draw:name="f37" draw:formula="297*logheight/326"/>
              <draw:equation draw:name="f38" draw:formula="181*logwidth/300"/>
              <draw:equation draw:name="f39" draw:formula="301*logheight/326"/>
              <draw:equation draw:name="f40" draw:formula="290*logwidth/300"/>
              <draw:equation draw:name="f41" draw:formula="295*logheight/326"/>
              <draw:equation draw:name="f42" draw:formula="70*logwidth/300"/>
              <draw:equation draw:name="f43" draw:formula="231*logheight/326"/>
              <draw:equation draw:name="f44" draw:formula="97*logwidth/300"/>
              <draw:equation draw:name="f45" draw:formula="198*logheight/326"/>
              <draw:equation draw:name="f46" draw:formula="196*logwidth/300"/>
              <draw:equation draw:name="f47" draw:formula="208*logheight/326"/>
              <draw:equation draw:name="f48" draw:formula="230*logwidth/300"/>
              <draw:equation draw:name="f49" draw:formula="106*logheight/326"/>
              <draw:equation draw:name="f50" draw:formula="230*logwidth/300"/>
              <draw:equation draw:name="f51" draw:formula="18*logheight/326"/>
              <draw:equation draw:name="f52" draw:formula="229*logwidth/300"/>
              <draw:equation draw:name="f53" draw:formula="18*logheight/326"/>
              <draw:equation draw:name="f54" draw:formula="228*logwidth/300"/>
              <draw:equation draw:name="f55" draw:formula="17*logheight/326"/>
              <draw:equation draw:name="f56" draw:formula="228*logwidth/300"/>
              <draw:equation draw:name="f57" draw:formula="16*logheight/326"/>
              <draw:equation draw:name="f58" draw:formula="227*logwidth/300"/>
              <draw:equation draw:name="f59" draw:formula="16*logheight/326"/>
              <draw:equation draw:name="f60" draw:formula="226*logwidth/300"/>
              <draw:equation draw:name="f61" draw:formula="16*logheight/326"/>
              <draw:equation draw:name="f62" draw:formula="225*logwidth/300"/>
              <draw:equation draw:name="f63" draw:formula="16*logheight/326"/>
              <draw:equation draw:name="f64" draw:formula="104*logwidth/300"/>
              <draw:equation draw:name="f65" draw:formula="16*logheight/326"/>
              <draw:equation draw:name="f66" draw:formula="70*logwidth/300"/>
              <draw:equation draw:name="f67" draw:formula="106*logheight/326"/>
              <draw:equation draw:name="f68" draw:formula="209*logwidth/300"/>
              <draw:equation draw:name="f69" draw:formula="195*logheight/326"/>
              <draw:equation draw:name="f70" draw:formula="150*logwidth/300"/>
              <draw:equation draw:name="f71" draw:formula="186*logheight/326"/>
              <draw:equation draw:name="f72" draw:formula="181*logwidth/300"/>
              <draw:equation draw:name="f73" draw:formula="205*logheight/326"/>
              <draw:equation draw:name="f74" draw:formula="85*logwidth/300"/>
              <draw:equation draw:name="f75" draw:formula="130*logheight/326"/>
              <draw:equation draw:name="f76" draw:formula="215*logwidth/300"/>
              <draw:equation draw:name="f77" draw:formula="116*logheight/326"/>
              <draw:equation draw:name="f78" draw:formula="206*logwidth/300"/>
              <draw:equation draw:name="f79" draw:formula="191*logheight/326"/>
              <draw:equation draw:name="f80" draw:formula="233*logwidth/300"/>
              <draw:equation draw:name="f81" draw:formula="166*logheight/326"/>
              <draw:equation draw:name="f82" draw:formula="160*logwidth/300"/>
              <draw:equation draw:name="f83" draw:formula="186*logheight/326"/>
              <draw:equation draw:name="f84" draw:formula="225*logwidth/300"/>
              <draw:equation draw:name="f85" draw:formula="116*logheight/326"/>
              <draw:equation draw:name="f86" draw:formula="230*logwidth/300"/>
              <draw:equation draw:name="f87" draw:formula="156*logheight/326"/>
              <draw:equation draw:name="f88" draw:formula="104*logwidth/300"/>
              <draw:equation draw:name="f89" draw:formula="26*logheight/326"/>
              <draw:equation draw:name="f90" draw:formula="222*logwidth/300"/>
              <draw:equation draw:name="f91" draw:formula="26*logheight/326"/>
              <draw:equation draw:name="f92" draw:formula="94*logwidth/300"/>
              <draw:equation draw:name="f93" draw:formula="71*logheight/326"/>
              <draw:equation draw:name="f94" draw:formula="94*logwidth/300"/>
              <draw:equation draw:name="f95" draw:formula="71*logheight/326"/>
              <draw:equation draw:name="f96" draw:formula="91*logwidth/300"/>
              <draw:equation draw:name="f97" draw:formula="73*logheight/326"/>
              <draw:equation draw:name="f98" draw:formula="91*logwidth/300"/>
              <draw:equation draw:name="f99" draw:formula="73*logheight/326"/>
              <draw:equation draw:name="f100" draw:formula="75*logwidth/300"/>
              <draw:equation draw:name="f101" draw:formula="61*logheight/326"/>
              <draw:equation draw:name="f102" draw:formula="73*logwidth/300"/>
              <draw:equation draw:name="f103" draw:formula="116*logheight/326"/>
              <draw:equation draw:name="f104" draw:formula="70*logwidth/300"/>
              <draw:equation draw:name="f105" draw:formula="156*logheight/326"/>
              <draw:equation draw:name="f106" draw:formula="logwidth"/>
              <draw:equation draw:name="f107" draw:formula="logheight"/>
            </draw:enhanced-geometry>
          </draw:custom-shape>
        </draw:g>
        <draw:g draw:name="Group 117">
          <draw:g draw:name="Group 118">
            <draw:custom-shape draw:name="Oval 19" draw:style-name="gr26" draw:text-style-name="P19" draw:layer="layout" svg:width="2.94cm" svg:height="2.939cm" svg:x="6.691cm" svg:y="9.8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27" draw:text-style-name="P23" draw:layer="layout" svg:width="2.349cm" svg:height="2.35cm" svg:x="6.987cm" svg:y="10.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33" draw:style-name="gr25" draw:text-style-name="P19" draw:layer="layout" svg:width="1.086cm" svg:height="1.18cm" svg:x="7.619cm" svg:y="10.703cm">
            <text:p/>
            <draw:enhanced-geometry draw:mirror-horizontal="false" draw:mirror-vertical="false" svg:viewBox="0 0 0 0" drawooo:sub-view-size="300 326" draw:text-areas="0 0 ?f106 ?f107" draw:type="ooxml-non-primitive" draw:enhanced-path="M 291 265 C 284 255 274 248 263 245 263 245 263 245 263 245 223 236 223 236 223 236 212 220 212 220 212 220 212 220 212 220 212 220 211 218 208 216 205 216 203 216 200 216 198 218 198 218 198 218 198 218 150 259 150 259 150 259 102 218 102 218 102 218 102 218 102 218 102 218 100 216 97 216 95 216 92 216 90 218 88 220 88 220 88 220 88 220 77 236 77 236 77 236 37 245 37 245 37 245 37 245 37 245 37 245 26 248 16 255 10 265 4 274 0 284 0 295 0 308 0 308 0 308 0 318 9 326 20 326 135 326 135 326 135 326 135 326 135 326 135 326 135 326 135 326 135 326 165 326 165 326 165 326 165 326 165 326 165 326 165 326 165 326 165 326 280 326 280 326 280 326 291 326 300 318 300 308 300 295 300 295 300 295 300 284 297 274 291 265 Z M 131 316 C 20 316 20 316 20 316 15 316 10 312 10 308 10 295 10 295 10 295 10 279 20 260 39 254 78 246 78 246 78 246 116 299 116 299 116 299 117 300 118 301 120 301 120 301 120 301 120 301 121 301 123 300 124 299 131 292 131 292 131 292 132 294 133 295 135 297 L 131 316 Z M 132 277 C 121 288 121 288 121 288 86 241 86 241 86 241 96 226 96 226 96 226 143 266 143 266 143 266 L 132 277 Z M 141 316 C 144 301 144 301 144 301 145 301 145 301 145 301 155 301 155 301 155 301 155 301 156 301 156 301 159 316 159 316 159 316 L 141 316 Z M 160 286 C 160 289 158 291 155 291 145 291 145 291 145 291 142 291 140 289 140 286 140 283 140 283 140 283 150 273 150 273 150 273 160 283 160 283 160 283 L 160 286 Z M 157 266 C 204 226 204 226 204 226 214 241 214 241 214 241 180 288 180 288 180 288 169 277 169 277 169 277 L 157 266 Z M 290 308 C 290 312 286 316 280 316 169 316 169 316 169 316 165 297 165 297 165 297 167 295 168 294 169 292 177 299 177 299 177 299 178 300 179 301 180 301 180 301 180 301 181 301 182 301 183 300 184 299 222 246 222 246 222 246 261 254 261 254 261 254 280 260 290 279 290 295 L 290 308 Z M 65 165 C 65 226 65 226 65 226 65 229 67 231 70 231 73 231 75 229 75 226 75 166 75 166 75 166 80 166 80 166 80 166 83 177 89 189 97 198 111 216 130 226 150 226 166 226 181 220 193 208 193 208 194 208 194 208 194 208 195 208 196 208 202 208 208 207 214 204 232 195 245 174 245 151 245 121 245 121 245 121 245 113 238 106 230 106 228 106 228 106 228 106 239 64 234 29 230 19 230 19 230 19 230 19 230 19 230 19 230 18 229 18 229 18 229 18 229 18 229 18 229 18 229 18 229 18 229 18 229 18 229 18 229 18 229 18 229 18 229 17 229 17 229 17 229 17 229 17 229 17 229 17 228 17 228 17 228 17 228 17 228 17 228 17 228 17 228 17 228 17 228 17 228 17 228 17 228 16 228 16 228 16 227 16 227 16 227 16 227 16 227 16 227 16 227 16 227 16 227 16 227 16 227 16 227 16 227 16 227 16 226 16 226 16 226 16 226 16 226 16 226 16 226 16 226 16 226 16 226 16 226 16 226 16 225 16 225 16 225 16 225 16 225 16 225 16 225 16 225 16 225 16 225 16 225 16 225 16 224 16 224 16 224 16 224 16 212 18 197 15 181 11 154 6 126 0 104 16 104 16 103 16 103 16 81 16 65 34 65 61 65 73 68 92 71 106 70 106 70 106 70 106 62 106 55 113 55 121 55 151 55 151 55 151 55 157 59 163 65 165 Z M 209 195 C 199 200 188 199 179 192 180 190 180 188 180 186 180 178 173 171 165 171 157 171 150 178 150 186 150 194 157 201 165 201 167 201 170 200 172 199 172 199 172 200 172 200 175 202 178 204 181 205 172 212 161 216 150 216 133 216 117 207 105 192 92 176 85 156 85 136 85 130 85 130 85 130 85 112 95 88 98 80 133 76 161 80 178 85 193 88 203 93 206 94 215 116 215 116 215 116 215 136 215 136 215 136 215 152 210 169 202 183 200 186 201 189 203 190 204 191 205 191 206 191 208 191 209 190 210 188 215 181 218 174 221 166 230 166 230 166 230 166 231 166 232 166 233 166 229 179 220 190 209 195 Z M 170 186 C 170 189 168 191 165 191 162 191 160 189 160 186 160 183 162 181 165 181 168 181 170 183 170 186 Z M 225 136 C 225 116 225 116 225 116 230 116 230 116 230 116 233 116 235 118 235 121 235 151 235 151 235 151 235 154 233 156 230 156 223 156 223 156 223 156 225 149 225 142 225 136 Z M 103 26 C 104 26 104 26 104 26 106 26 108 26 109 25 127 11 153 16 179 21 192 24 205 26 216 26 218 26 220 26 222 26 225 37 228 65 219 100 215 89 215 89 215 89 214 88 214 87 213 86 211 85 167 62 94 71 94 71 94 71 94 71 94 71 94 71 94 71 94 71 94 71 94 71 94 71 94 71 94 71 93 71 93 71 92 72 92 72 92 72 92 72 92 72 92 72 92 72 92 72 91 72 91 73 91 73 91 73 91 73 91 73 91 73 91 73 91 73 91 73 91 73 91 73 91 73 91 73 91 73 91 73 91 74 91 74 91 74 91 74 90 74 85 86 80 101 78 87 75 71 75 61 75 37 89 26 103 26 Z M 65 121 C 65 118 67 116 70 116 73 116 73 116 73 116 74 120 75 124 75 125 75 136 75 136 75 136 75 142 76 149 77 156 70 156 70 156 70 156 67 156 65 154 65 151 L 65 121 Z N">
              <draw:equation draw:name="f0" draw:formula="223*logwidth/300"/>
              <draw:equation draw:name="f1" draw:formula="236*logheight/326"/>
              <draw:equation draw:name="f2" draw:formula="198*logwidth/300"/>
              <draw:equation draw:name="f3" draw:formula="218*logheight/326"/>
              <draw:equation draw:name="f4" draw:formula="102*logwidth/300"/>
              <draw:equation draw:name="f5" draw:formula="218*logheight/326"/>
              <draw:equation draw:name="f6" draw:formula="77*logwidth/300"/>
              <draw:equation draw:name="f7" draw:formula="236*logheight/326"/>
              <draw:equation draw:name="f8" draw:formula="0*logwidth/300"/>
              <draw:equation draw:name="f9" draw:formula="295*logheight/326"/>
              <draw:equation draw:name="f10" draw:formula="135*logwidth/300"/>
              <draw:equation draw:name="f11" draw:formula="326*logheight/326"/>
              <draw:equation draw:name="f12" draw:formula="165*logwidth/300"/>
              <draw:equation draw:name="f13" draw:formula="326*logheight/326"/>
              <draw:equation draw:name="f14" draw:formula="291*logwidth/300"/>
              <draw:equation draw:name="f15" draw:formula="265*logheight/326"/>
              <draw:equation draw:name="f16" draw:formula="10*logwidth/300"/>
              <draw:equation draw:name="f17" draw:formula="295*logheight/326"/>
              <draw:equation draw:name="f18" draw:formula="120*logwidth/300"/>
              <draw:equation draw:name="f19" draw:formula="301*logheight/326"/>
              <draw:equation draw:name="f20" draw:formula="135*logwidth/300"/>
              <draw:equation draw:name="f21" draw:formula="297*logheight/326"/>
              <draw:equation draw:name="f22" draw:formula="86*logwidth/300"/>
              <draw:equation draw:name="f23" draw:formula="241*logheight/326"/>
              <draw:equation draw:name="f24" draw:formula="141*logwidth/300"/>
              <draw:equation draw:name="f25" draw:formula="316*logheight/326"/>
              <draw:equation draw:name="f26" draw:formula="156*logwidth/300"/>
              <draw:equation draw:name="f27" draw:formula="301*logheight/326"/>
              <draw:equation draw:name="f28" draw:formula="155*logwidth/300"/>
              <draw:equation draw:name="f29" draw:formula="291*logheight/326"/>
              <draw:equation draw:name="f30" draw:formula="150*logwidth/300"/>
              <draw:equation draw:name="f31" draw:formula="273*logheight/326"/>
              <draw:equation draw:name="f32" draw:formula="204*logwidth/300"/>
              <draw:equation draw:name="f33" draw:formula="226*logheight/326"/>
              <draw:equation draw:name="f34" draw:formula="157*logwidth/300"/>
              <draw:equation draw:name="f35" draw:formula="266*logheight/326"/>
              <draw:equation draw:name="f36" draw:formula="165*logwidth/300"/>
              <draw:equation draw:name="f37" draw:formula="297*logheight/326"/>
              <draw:equation draw:name="f38" draw:formula="181*logwidth/300"/>
              <draw:equation draw:name="f39" draw:formula="301*logheight/326"/>
              <draw:equation draw:name="f40" draw:formula="290*logwidth/300"/>
              <draw:equation draw:name="f41" draw:formula="295*logheight/326"/>
              <draw:equation draw:name="f42" draw:formula="70*logwidth/300"/>
              <draw:equation draw:name="f43" draw:formula="231*logheight/326"/>
              <draw:equation draw:name="f44" draw:formula="97*logwidth/300"/>
              <draw:equation draw:name="f45" draw:formula="198*logheight/326"/>
              <draw:equation draw:name="f46" draw:formula="196*logwidth/300"/>
              <draw:equation draw:name="f47" draw:formula="208*logheight/326"/>
              <draw:equation draw:name="f48" draw:formula="230*logwidth/300"/>
              <draw:equation draw:name="f49" draw:formula="106*logheight/326"/>
              <draw:equation draw:name="f50" draw:formula="230*logwidth/300"/>
              <draw:equation draw:name="f51" draw:formula="18*logheight/326"/>
              <draw:equation draw:name="f52" draw:formula="229*logwidth/300"/>
              <draw:equation draw:name="f53" draw:formula="18*logheight/326"/>
              <draw:equation draw:name="f54" draw:formula="228*logwidth/300"/>
              <draw:equation draw:name="f55" draw:formula="17*logheight/326"/>
              <draw:equation draw:name="f56" draw:formula="228*logwidth/300"/>
              <draw:equation draw:name="f57" draw:formula="16*logheight/326"/>
              <draw:equation draw:name="f58" draw:formula="227*logwidth/300"/>
              <draw:equation draw:name="f59" draw:formula="16*logheight/326"/>
              <draw:equation draw:name="f60" draw:formula="226*logwidth/300"/>
              <draw:equation draw:name="f61" draw:formula="16*logheight/326"/>
              <draw:equation draw:name="f62" draw:formula="225*logwidth/300"/>
              <draw:equation draw:name="f63" draw:formula="16*logheight/326"/>
              <draw:equation draw:name="f64" draw:formula="104*logwidth/300"/>
              <draw:equation draw:name="f65" draw:formula="16*logheight/326"/>
              <draw:equation draw:name="f66" draw:formula="70*logwidth/300"/>
              <draw:equation draw:name="f67" draw:formula="106*logheight/326"/>
              <draw:equation draw:name="f68" draw:formula="209*logwidth/300"/>
              <draw:equation draw:name="f69" draw:formula="195*logheight/326"/>
              <draw:equation draw:name="f70" draw:formula="150*logwidth/300"/>
              <draw:equation draw:name="f71" draw:formula="186*logheight/326"/>
              <draw:equation draw:name="f72" draw:formula="181*logwidth/300"/>
              <draw:equation draw:name="f73" draw:formula="205*logheight/326"/>
              <draw:equation draw:name="f74" draw:formula="85*logwidth/300"/>
              <draw:equation draw:name="f75" draw:formula="130*logheight/326"/>
              <draw:equation draw:name="f76" draw:formula="215*logwidth/300"/>
              <draw:equation draw:name="f77" draw:formula="116*logheight/326"/>
              <draw:equation draw:name="f78" draw:formula="206*logwidth/300"/>
              <draw:equation draw:name="f79" draw:formula="191*logheight/326"/>
              <draw:equation draw:name="f80" draw:formula="233*logwidth/300"/>
              <draw:equation draw:name="f81" draw:formula="166*logheight/326"/>
              <draw:equation draw:name="f82" draw:formula="160*logwidth/300"/>
              <draw:equation draw:name="f83" draw:formula="186*logheight/326"/>
              <draw:equation draw:name="f84" draw:formula="225*logwidth/300"/>
              <draw:equation draw:name="f85" draw:formula="116*logheight/326"/>
              <draw:equation draw:name="f86" draw:formula="230*logwidth/300"/>
              <draw:equation draw:name="f87" draw:formula="156*logheight/326"/>
              <draw:equation draw:name="f88" draw:formula="104*logwidth/300"/>
              <draw:equation draw:name="f89" draw:formula="26*logheight/326"/>
              <draw:equation draw:name="f90" draw:formula="222*logwidth/300"/>
              <draw:equation draw:name="f91" draw:formula="26*logheight/326"/>
              <draw:equation draw:name="f92" draw:formula="94*logwidth/300"/>
              <draw:equation draw:name="f93" draw:formula="71*logheight/326"/>
              <draw:equation draw:name="f94" draw:formula="94*logwidth/300"/>
              <draw:equation draw:name="f95" draw:formula="71*logheight/326"/>
              <draw:equation draw:name="f96" draw:formula="91*logwidth/300"/>
              <draw:equation draw:name="f97" draw:formula="73*logheight/326"/>
              <draw:equation draw:name="f98" draw:formula="91*logwidth/300"/>
              <draw:equation draw:name="f99" draw:formula="73*logheight/326"/>
              <draw:equation draw:name="f100" draw:formula="75*logwidth/300"/>
              <draw:equation draw:name="f101" draw:formula="61*logheight/326"/>
              <draw:equation draw:name="f102" draw:formula="73*logwidth/300"/>
              <draw:equation draw:name="f103" draw:formula="116*logheight/326"/>
              <draw:equation draw:name="f104" draw:formula="70*logwidth/300"/>
              <draw:equation draw:name="f105" draw:formula="156*logheight/326"/>
              <draw:equation draw:name="f106" draw:formula="logwidth"/>
              <draw:equation draw:name="f107" draw:formula="logheight"/>
            </draw:enhanced-geometry>
          </draw:custom-shape>
        </draw:g>
        <draw:g draw:name="Group 128">
          <draw:custom-shape draw:name="Oval 19" draw:style-name="gr20" draw:text-style-name="P19" draw:layer="layout" svg:width="2.939cm" svg:height="2.939cm" svg:x="9.235cm" svg:y="7.0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28" draw:text-style-name="P24" draw:layer="layout" svg:width="2.35cm" svg:height="2.35cm" svg:x="9.529cm" svg:y="7.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9" draw:style-name="gr22" draw:text-style-name="P19" draw:layer="layout" svg:width="1.187cm" svg:height="1.253cm" svg:x="10.11cm" svg:y="7.819cm">
            <text:p/>
            <draw:enhanced-geometry draw:mirror-horizontal="false" draw:mirror-vertical="false" svg:viewBox="0 0 0 0" drawooo:sub-view-size="456 481" draw:text-areas="0 0 ?f92 ?f93" draw:type="ooxml-non-primitive" draw:enhanced-path="M 254 370 C 228 316 228 316 228 316 201 370 201 370 201 370 141 379 141 379 141 379 185 420 185 420 185 420 174 481 174 481 174 481 228 451 228 451 228 451 281 481 281 481 281 481 271 420 271 420 271 420 314 379 314 379 314 379 L 254 370 Z M 259 408 C 253 414 253 414 253 414 254 423 254 423 254 423 259 449 259 449 259 449 236 437 236 437 236 437 228 432 228 432 228 432 220 437 220 437 220 437 197 449 197 449 197 449 201 423 201 423 201 423 203 414 203 414 203 414 196 408 196 408 196 408 178 390 178 390 178 390 204 386 204 386 204 386 212 385 212 385 212 385 216 377 216 377 216 377 228 354 228 354 228 354 239 377 239 377 239 377 243 385 243 385 243 385 252 386 252 386 252 386 278 390 278 390 278 390 L 259 408 Z M 149 338 C 97 330 97 330 97 330 74 284 74 284 74 284 51 330 51 330 51 330 0 338 0 338 0 338 37 374 37 374 37 374 28 426 28 426 28 426 74 400 74 400 74 400 120 426 120 426 120 426 111 374 111 374 111 374 L 149 338 Z M 95 376 C 98 394 98 394 98 394 82 386 82 386 82 386 74 381 74 381 74 381 66 386 66 386 66 386 51 394 51 394 51 394 54 376 54 376 54 376 55 367 55 367 55 367 49 361 49 361 49 361 36 349 36 349 36 349 54 347 54 347 54 347 63 345 63 345 63 345 67 337 67 337 67 337 74 322 74 322 74 322 82 337 82 337 82 337 86 345 86 345 86 345 95 347 95 347 95 347 112 349 112 349 112 349 100 361 100 361 100 361 93 367 93 367 93 367 L 95 376 Z M 456 338 C 404 330 404 330 404 330 381 284 381 284 381 284 358 330 358 330 358 330 306 338 306 338 306 338 344 374 344 374 344 374 335 426 335 426 335 426 381 400 381 400 381 400 427 426 427 426 427 426 418 374 418 374 418 374 L 456 338 Z M 401 376 C 405 394 405 394 405 394 389 386 389 386 389 386 381 381 381 381 381 381 373 386 373 386 373 386 358 394 358 394 358 394 361 376 361 376 361 376 362 367 362 367 362 367 356 361 356 361 356 361 343 349 343 349 343 349 361 347 361 347 361 347 369 345 369 345 369 345 373 337 373 337 373 337 381 322 381 322 381 322 389 337 389 337 389 337 393 345 393 345 393 345 401 347 401 347 401 347 419 349 419 349 419 349 407 361 407 361 407 361 400 367 400 367 400 367 L 401 376 Z M 191 183 C 155 197 129 233 129 274 129 283 129 283 129 283 327 283 327 283 327 283 327 274 327 274 327 274 327 232 300 197 263 182 282 170 294 150 294 126 294 89 264 59 227 59 190 59 160 89 160 126 160 150 172 171 191 183 Z M 309 266 C 147 266 147 266 147 266 151 225 186 193 228 193 270 193 304 225 309 266 Z M 227 77 C 254 77 276 99 276 126 276 153 254 175 227 175 200 175 177 153 177 126 177 99 200 77 227 77 Z M 236 46 C 218 46 218 46 218 46 218 0 218 0 218 0 236 0 236 0 236 0 L 236 46 Z M 290 75 C 277 63 277 63 277 63 310 31 310 31 310 31 322 43 322 43 322 43 L 290 75 Z M 307 117 C 353 117 353 117 353 117 353 135 353 135 353 135 307 135 307 135 307 135 L 307 117 Z M 164 75 C 132 43 132 43 132 43 144 31 144 31 144 31 176 63 176 63 176 63 L 164 75 Z M 146 135 C 101 135 101 135 101 135 101 117 101 117 101 117 146 117 146 117 146 117 L 146 135 Z N">
              <draw:equation draw:name="f0" draw:formula="201*logwidth/456"/>
              <draw:equation draw:name="f1" draw:formula="370*logheight/481"/>
              <draw:equation draw:name="f2" draw:formula="174*logwidth/456"/>
              <draw:equation draw:name="f3" draw:formula="481*logheight/481"/>
              <draw:equation draw:name="f4" draw:formula="271*logwidth/456"/>
              <draw:equation draw:name="f5" draw:formula="420*logheight/481"/>
              <draw:equation draw:name="f6" draw:formula="259*logwidth/456"/>
              <draw:equation draw:name="f7" draw:formula="408*logheight/481"/>
              <draw:equation draw:name="f8" draw:formula="259*logwidth/456"/>
              <draw:equation draw:name="f9" draw:formula="449*logheight/481"/>
              <draw:equation draw:name="f10" draw:formula="220*logwidth/456"/>
              <draw:equation draw:name="f11" draw:formula="437*logheight/481"/>
              <draw:equation draw:name="f12" draw:formula="203*logwidth/456"/>
              <draw:equation draw:name="f13" draw:formula="414*logheight/481"/>
              <draw:equation draw:name="f14" draw:formula="204*logwidth/456"/>
              <draw:equation draw:name="f15" draw:formula="386*logheight/481"/>
              <draw:equation draw:name="f16" draw:formula="228*logwidth/456"/>
              <draw:equation draw:name="f17" draw:formula="354*logheight/481"/>
              <draw:equation draw:name="f18" draw:formula="252*logwidth/456"/>
              <draw:equation draw:name="f19" draw:formula="386*logheight/481"/>
              <draw:equation draw:name="f20" draw:formula="149*logwidth/456"/>
              <draw:equation draw:name="f21" draw:formula="338*logheight/481"/>
              <draw:equation draw:name="f22" draw:formula="51*logwidth/456"/>
              <draw:equation draw:name="f23" draw:formula="330*logheight/481"/>
              <draw:equation draw:name="f24" draw:formula="28*logwidth/456"/>
              <draw:equation draw:name="f25" draw:formula="426*logheight/481"/>
              <draw:equation draw:name="f26" draw:formula="111*logwidth/456"/>
              <draw:equation draw:name="f27" draw:formula="374*logheight/481"/>
              <draw:equation draw:name="f28" draw:formula="98*logwidth/456"/>
              <draw:equation draw:name="f29" draw:formula="394*logheight/481"/>
              <draw:equation draw:name="f30" draw:formula="66*logwidth/456"/>
              <draw:equation draw:name="f31" draw:formula="386*logheight/481"/>
              <draw:equation draw:name="f32" draw:formula="55*logwidth/456"/>
              <draw:equation draw:name="f33" draw:formula="367*logheight/481"/>
              <draw:equation draw:name="f34" draw:formula="54*logwidth/456"/>
              <draw:equation draw:name="f35" draw:formula="347*logheight/481"/>
              <draw:equation draw:name="f36" draw:formula="74*logwidth/456"/>
              <draw:equation draw:name="f37" draw:formula="322*logheight/481"/>
              <draw:equation draw:name="f38" draw:formula="95*logwidth/456"/>
              <draw:equation draw:name="f39" draw:formula="347*logheight/481"/>
              <draw:equation draw:name="f40" draw:formula="93*logwidth/456"/>
              <draw:equation draw:name="f41" draw:formula="367*logheight/481"/>
              <draw:equation draw:name="f42" draw:formula="404*logwidth/456"/>
              <draw:equation draw:name="f43" draw:formula="330*logheight/481"/>
              <draw:equation draw:name="f44" draw:formula="306*logwidth/456"/>
              <draw:equation draw:name="f45" draw:formula="338*logheight/481"/>
              <draw:equation draw:name="f46" draw:formula="381*logwidth/456"/>
              <draw:equation draw:name="f47" draw:formula="400*logheight/481"/>
              <draw:equation draw:name="f48" draw:formula="456*logwidth/456"/>
              <draw:equation draw:name="f49" draw:formula="338*logheight/481"/>
              <draw:equation draw:name="f50" draw:formula="389*logwidth/456"/>
              <draw:equation draw:name="f51" draw:formula="386*logheight/481"/>
              <draw:equation draw:name="f52" draw:formula="358*logwidth/456"/>
              <draw:equation draw:name="f53" draw:formula="394*logheight/481"/>
              <draw:equation draw:name="f54" draw:formula="356*logwidth/456"/>
              <draw:equation draw:name="f55" draw:formula="361*logheight/481"/>
              <draw:equation draw:name="f56" draw:formula="369*logwidth/456"/>
              <draw:equation draw:name="f57" draw:formula="345*logheight/481"/>
              <draw:equation draw:name="f58" draw:formula="389*logwidth/456"/>
              <draw:equation draw:name="f59" draw:formula="337*logheight/481"/>
              <draw:equation draw:name="f60" draw:formula="419*logwidth/456"/>
              <draw:equation draw:name="f61" draw:formula="349*logheight/481"/>
              <draw:equation draw:name="f62" draw:formula="401*logwidth/456"/>
              <draw:equation draw:name="f63" draw:formula="376*logheight/481"/>
              <draw:equation draw:name="f64" draw:formula="129*logwidth/456"/>
              <draw:equation draw:name="f65" draw:formula="283*logheight/481"/>
              <draw:equation draw:name="f66" draw:formula="263*logwidth/456"/>
              <draw:equation draw:name="f67" draw:formula="182*logheight/481"/>
              <draw:equation draw:name="f68" draw:formula="160*logwidth/456"/>
              <draw:equation draw:name="f69" draw:formula="126*logheight/481"/>
              <draw:equation draw:name="f70" draw:formula="147*logwidth/456"/>
              <draw:equation draw:name="f71" draw:formula="266*logheight/481"/>
              <draw:equation draw:name="f72" draw:formula="227*logwidth/456"/>
              <draw:equation draw:name="f73" draw:formula="77*logheight/481"/>
              <draw:equation draw:name="f74" draw:formula="177*logwidth/456"/>
              <draw:equation draw:name="f75" draw:formula="126*logheight/481"/>
              <draw:equation draw:name="f76" draw:formula="218*logwidth/456"/>
              <draw:equation draw:name="f77" draw:formula="46*logheight/481"/>
              <draw:equation draw:name="f78" draw:formula="236*logwidth/456"/>
              <draw:equation draw:name="f79" draw:formula="46*logheight/481"/>
              <draw:equation draw:name="f80" draw:formula="310*logwidth/456"/>
              <draw:equation draw:name="f81" draw:formula="31*logheight/481"/>
              <draw:equation draw:name="f82" draw:formula="307*logwidth/456"/>
              <draw:equation draw:name="f83" draw:formula="117*logheight/481"/>
              <draw:equation draw:name="f84" draw:formula="307*logwidth/456"/>
              <draw:equation draw:name="f85" draw:formula="135*logheight/481"/>
              <draw:equation draw:name="f86" draw:formula="132*logwidth/456"/>
              <draw:equation draw:name="f87" draw:formula="43*logheight/481"/>
              <draw:equation draw:name="f88" draw:formula="164*logwidth/456"/>
              <draw:equation draw:name="f89" draw:formula="75*logheight/481"/>
              <draw:equation draw:name="f90" draw:formula="101*logwidth/456"/>
              <draw:equation draw:name="f91" draw:formula="117*logheight/481"/>
              <draw:equation draw:name="f92" draw:formula="logwidth"/>
              <draw:equation draw:name="f93" draw:formula="logheight"/>
            </draw:enhanced-geometry>
          </draw:custom-shape>
        </draw:g>
        <draw:g draw:name="Group 132">
          <draw:custom-shape draw:name="Oval 19" draw:style-name="gr26" draw:text-style-name="P19" draw:layer="layout" svg:width="2.94cm" svg:height="2.939cm" svg:x="4.025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29" draw:text-style-name="P25" draw:layer="layout" svg:width="2.349cm" svg:height="2.35cm" svg:x="4.321cm" svg:y="1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9" draw:style-name="gr22" draw:text-style-name="P19" draw:layer="layout" svg:width="1.187cm" svg:height="1.253cm" svg:x="4.901cm" svg:y="13.419cm">
            <text:p/>
            <draw:enhanced-geometry draw:mirror-horizontal="false" draw:mirror-vertical="false" svg:viewBox="0 0 0 0" drawooo:sub-view-size="456 481" draw:text-areas="0 0 ?f92 ?f93" draw:type="ooxml-non-primitive" draw:enhanced-path="M 254 370 C 228 316 228 316 228 316 201 370 201 370 201 370 141 379 141 379 141 379 185 420 185 420 185 420 174 481 174 481 174 481 228 451 228 451 228 451 281 481 281 481 281 481 271 420 271 420 271 420 314 379 314 379 314 379 L 254 370 Z M 259 408 C 253 414 253 414 253 414 254 423 254 423 254 423 259 449 259 449 259 449 236 437 236 437 236 437 228 432 228 432 228 432 220 437 220 437 220 437 197 449 197 449 197 449 201 423 201 423 201 423 203 414 203 414 203 414 196 408 196 408 196 408 178 390 178 390 178 390 204 386 204 386 204 386 212 385 212 385 212 385 216 377 216 377 216 377 228 354 228 354 228 354 239 377 239 377 239 377 243 385 243 385 243 385 252 386 252 386 252 386 278 390 278 390 278 390 L 259 408 Z M 149 338 C 97 330 97 330 97 330 74 284 74 284 74 284 51 330 51 330 51 330 0 338 0 338 0 338 37 374 37 374 37 374 28 426 28 426 28 426 74 400 74 400 74 400 120 426 120 426 120 426 111 374 111 374 111 374 L 149 338 Z M 95 376 C 98 394 98 394 98 394 82 386 82 386 82 386 74 381 74 381 74 381 66 386 66 386 66 386 51 394 51 394 51 394 54 376 54 376 54 376 55 367 55 367 55 367 49 361 49 361 49 361 36 349 36 349 36 349 54 347 54 347 54 347 63 345 63 345 63 345 67 337 67 337 67 337 74 322 74 322 74 322 82 337 82 337 82 337 86 345 86 345 86 345 95 347 95 347 95 347 112 349 112 349 112 349 100 361 100 361 100 361 93 367 93 367 93 367 L 95 376 Z M 456 338 C 404 330 404 330 404 330 381 284 381 284 381 284 358 330 358 330 358 330 306 338 306 338 306 338 344 374 344 374 344 374 335 426 335 426 335 426 381 400 381 400 381 400 427 426 427 426 427 426 418 374 418 374 418 374 L 456 338 Z M 401 376 C 405 394 405 394 405 394 389 386 389 386 389 386 381 381 381 381 381 381 373 386 373 386 373 386 358 394 358 394 358 394 361 376 361 376 361 376 362 367 362 367 362 367 356 361 356 361 356 361 343 349 343 349 343 349 361 347 361 347 361 347 369 345 369 345 369 345 373 337 373 337 373 337 381 322 381 322 381 322 389 337 389 337 389 337 393 345 393 345 393 345 401 347 401 347 401 347 419 349 419 349 419 349 407 361 407 361 407 361 400 367 400 367 400 367 L 401 376 Z M 191 183 C 155 197 129 233 129 274 129 283 129 283 129 283 327 283 327 283 327 283 327 274 327 274 327 274 327 232 300 197 263 182 282 170 294 150 294 126 294 89 264 59 227 59 190 59 160 89 160 126 160 150 172 171 191 183 Z M 309 266 C 147 266 147 266 147 266 151 225 186 193 228 193 270 193 304 225 309 266 Z M 227 77 C 254 77 276 99 276 126 276 153 254 175 227 175 200 175 177 153 177 126 177 99 200 77 227 77 Z M 236 46 C 218 46 218 46 218 46 218 0 218 0 218 0 236 0 236 0 236 0 L 236 46 Z M 290 75 C 277 63 277 63 277 63 310 31 310 31 310 31 322 43 322 43 322 43 L 290 75 Z M 307 117 C 353 117 353 117 353 117 353 135 353 135 353 135 307 135 307 135 307 135 L 307 117 Z M 164 75 C 132 43 132 43 132 43 144 31 144 31 144 31 176 63 176 63 176 63 L 164 75 Z M 146 135 C 101 135 101 135 101 135 101 117 101 117 101 117 146 117 146 117 146 117 L 146 135 Z N">
              <draw:equation draw:name="f0" draw:formula="201*logwidth/456"/>
              <draw:equation draw:name="f1" draw:formula="370*logheight/481"/>
              <draw:equation draw:name="f2" draw:formula="174*logwidth/456"/>
              <draw:equation draw:name="f3" draw:formula="481*logheight/481"/>
              <draw:equation draw:name="f4" draw:formula="271*logwidth/456"/>
              <draw:equation draw:name="f5" draw:formula="420*logheight/481"/>
              <draw:equation draw:name="f6" draw:formula="259*logwidth/456"/>
              <draw:equation draw:name="f7" draw:formula="408*logheight/481"/>
              <draw:equation draw:name="f8" draw:formula="259*logwidth/456"/>
              <draw:equation draw:name="f9" draw:formula="449*logheight/481"/>
              <draw:equation draw:name="f10" draw:formula="220*logwidth/456"/>
              <draw:equation draw:name="f11" draw:formula="437*logheight/481"/>
              <draw:equation draw:name="f12" draw:formula="203*logwidth/456"/>
              <draw:equation draw:name="f13" draw:formula="414*logheight/481"/>
              <draw:equation draw:name="f14" draw:formula="204*logwidth/456"/>
              <draw:equation draw:name="f15" draw:formula="386*logheight/481"/>
              <draw:equation draw:name="f16" draw:formula="228*logwidth/456"/>
              <draw:equation draw:name="f17" draw:formula="354*logheight/481"/>
              <draw:equation draw:name="f18" draw:formula="252*logwidth/456"/>
              <draw:equation draw:name="f19" draw:formula="386*logheight/481"/>
              <draw:equation draw:name="f20" draw:formula="149*logwidth/456"/>
              <draw:equation draw:name="f21" draw:formula="338*logheight/481"/>
              <draw:equation draw:name="f22" draw:formula="51*logwidth/456"/>
              <draw:equation draw:name="f23" draw:formula="330*logheight/481"/>
              <draw:equation draw:name="f24" draw:formula="28*logwidth/456"/>
              <draw:equation draw:name="f25" draw:formula="426*logheight/481"/>
              <draw:equation draw:name="f26" draw:formula="111*logwidth/456"/>
              <draw:equation draw:name="f27" draw:formula="374*logheight/481"/>
              <draw:equation draw:name="f28" draw:formula="98*logwidth/456"/>
              <draw:equation draw:name="f29" draw:formula="394*logheight/481"/>
              <draw:equation draw:name="f30" draw:formula="66*logwidth/456"/>
              <draw:equation draw:name="f31" draw:formula="386*logheight/481"/>
              <draw:equation draw:name="f32" draw:formula="55*logwidth/456"/>
              <draw:equation draw:name="f33" draw:formula="367*logheight/481"/>
              <draw:equation draw:name="f34" draw:formula="54*logwidth/456"/>
              <draw:equation draw:name="f35" draw:formula="347*logheight/481"/>
              <draw:equation draw:name="f36" draw:formula="74*logwidth/456"/>
              <draw:equation draw:name="f37" draw:formula="322*logheight/481"/>
              <draw:equation draw:name="f38" draw:formula="95*logwidth/456"/>
              <draw:equation draw:name="f39" draw:formula="347*logheight/481"/>
              <draw:equation draw:name="f40" draw:formula="93*logwidth/456"/>
              <draw:equation draw:name="f41" draw:formula="367*logheight/481"/>
              <draw:equation draw:name="f42" draw:formula="404*logwidth/456"/>
              <draw:equation draw:name="f43" draw:formula="330*logheight/481"/>
              <draw:equation draw:name="f44" draw:formula="306*logwidth/456"/>
              <draw:equation draw:name="f45" draw:formula="338*logheight/481"/>
              <draw:equation draw:name="f46" draw:formula="381*logwidth/456"/>
              <draw:equation draw:name="f47" draw:formula="400*logheight/481"/>
              <draw:equation draw:name="f48" draw:formula="456*logwidth/456"/>
              <draw:equation draw:name="f49" draw:formula="338*logheight/481"/>
              <draw:equation draw:name="f50" draw:formula="389*logwidth/456"/>
              <draw:equation draw:name="f51" draw:formula="386*logheight/481"/>
              <draw:equation draw:name="f52" draw:formula="358*logwidth/456"/>
              <draw:equation draw:name="f53" draw:formula="394*logheight/481"/>
              <draw:equation draw:name="f54" draw:formula="356*logwidth/456"/>
              <draw:equation draw:name="f55" draw:formula="361*logheight/481"/>
              <draw:equation draw:name="f56" draw:formula="369*logwidth/456"/>
              <draw:equation draw:name="f57" draw:formula="345*logheight/481"/>
              <draw:equation draw:name="f58" draw:formula="389*logwidth/456"/>
              <draw:equation draw:name="f59" draw:formula="337*logheight/481"/>
              <draw:equation draw:name="f60" draw:formula="419*logwidth/456"/>
              <draw:equation draw:name="f61" draw:formula="349*logheight/481"/>
              <draw:equation draw:name="f62" draw:formula="401*logwidth/456"/>
              <draw:equation draw:name="f63" draw:formula="376*logheight/481"/>
              <draw:equation draw:name="f64" draw:formula="129*logwidth/456"/>
              <draw:equation draw:name="f65" draw:formula="283*logheight/481"/>
              <draw:equation draw:name="f66" draw:formula="263*logwidth/456"/>
              <draw:equation draw:name="f67" draw:formula="182*logheight/481"/>
              <draw:equation draw:name="f68" draw:formula="160*logwidth/456"/>
              <draw:equation draw:name="f69" draw:formula="126*logheight/481"/>
              <draw:equation draw:name="f70" draw:formula="147*logwidth/456"/>
              <draw:equation draw:name="f71" draw:formula="266*logheight/481"/>
              <draw:equation draw:name="f72" draw:formula="227*logwidth/456"/>
              <draw:equation draw:name="f73" draw:formula="77*logheight/481"/>
              <draw:equation draw:name="f74" draw:formula="177*logwidth/456"/>
              <draw:equation draw:name="f75" draw:formula="126*logheight/481"/>
              <draw:equation draw:name="f76" draw:formula="218*logwidth/456"/>
              <draw:equation draw:name="f77" draw:formula="46*logheight/481"/>
              <draw:equation draw:name="f78" draw:formula="236*logwidth/456"/>
              <draw:equation draw:name="f79" draw:formula="46*logheight/481"/>
              <draw:equation draw:name="f80" draw:formula="310*logwidth/456"/>
              <draw:equation draw:name="f81" draw:formula="31*logheight/481"/>
              <draw:equation draw:name="f82" draw:formula="307*logwidth/456"/>
              <draw:equation draw:name="f83" draw:formula="117*logheight/481"/>
              <draw:equation draw:name="f84" draw:formula="307*logwidth/456"/>
              <draw:equation draw:name="f85" draw:formula="135*logheight/481"/>
              <draw:equation draw:name="f86" draw:formula="132*logwidth/456"/>
              <draw:equation draw:name="f87" draw:formula="43*logheight/481"/>
              <draw:equation draw:name="f88" draw:formula="164*logwidth/456"/>
              <draw:equation draw:name="f89" draw:formula="75*logheight/481"/>
              <draw:equation draw:name="f90" draw:formula="101*logwidth/456"/>
              <draw:equation draw:name="f91" draw:formula="117*logheight/481"/>
              <draw:equation draw:name="f92" draw:formula="logwidth"/>
              <draw:equation draw:name="f93" draw:formula="logheight"/>
            </draw:enhanced-geometry>
          </draw:custom-shape>
        </draw:g>
        <draw:g draw:name="Group 155">
          <draw:custom-shape draw:name="Rectangle 156" draw:style-name="gr30" draw:text-style-name="P26" draw:layer="layout" svg:width="5.646cm" svg:height="1.777cm" svg:x="17.683cm" svg:y="4.659cm">
            <text:p text:style-name="P15"><text:span text:style-name="T6">PRESENTATION </text:span></text:p>
            <text:p text:style-name="P15"><text:span text:style-name="T6">OF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7" draw:style-name="gr31" draw:text-style-name="P26" draw:layer="layout" svg:width="7.993cm" svg:height="0.925cm" svg:x="17.687cm" svg:y="5.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8">
          <draw:custom-shape draw:name="Rectangle 159" draw:style-name="gr32" draw:text-style-name="P26" draw:layer="layout" svg:width="6.315cm" svg:height="1.777cm" svg:x="14.854cm" svg:y="7.698cm">
            <text:p text:style-name="P15"><text:span text:style-name="T6">PRODUCTION AND</text:span></text:p>
            <text:p text:style-name="P15"><text:span text:style-name="T6">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4">
          <draw:custom-shape draw:name="Rectangle 165" draw:style-name="gr33" draw:text-style-name="P21" draw:layer="layout" svg:width="2.133cm" svg:height="1.015cm" svg:x="14.23cm" svg:y="10.921cm">
            <text:p text:style-name="P15"><text:span text:style-name="T6">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6" draw:style-name="gr34" draw:text-style-name="P26" draw:layer="layout" svg:width="7.821cm" svg:height="0.925cm" svg:x="12.474cm" svg:y="11.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3">
          <draw:custom-shape draw:name="Rectangle 174" draw:style-name="gr35" draw:text-style-name="P21" draw:layer="layout" svg:width="4.74cm" svg:height="1.015cm" svg:x="10.47cm" svg:y="13.672cm">
            <text:p text:style-name="P15"><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
          <draw:custom-shape draw:name="Rectangle 68" draw:style-name="gr36" draw:text-style-name="P27" draw:layer="layout" svg:width="6.372cm" svg:height="1.439cm" svg:x="2.794cm" svg:y="3.019cm">
            <text:p text:style-name="P15"><text:span text:style-name="T7">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 draw:style-name="gr37" draw:text-style-name="P28" draw:layer="layout" svg:width="2.401cm" svg:height="3.58cm" svg:x="2.4cm" svg:y="1.8cm">
            <text:p/>
            <draw:enhanced-geometry draw:mirror-horizontal="false" draw:mirror-vertical="false" svg:viewBox="0 0 0 0" drawooo:sub-view-size="515 755" draw:text-areas="0 0 ?f22 ?f23" draw:type="ooxml-non-primitive" draw:enhanced-path="M 189 755 L 0 755 0 0 515 0 515 234 457 234 457 58 57 58 57 697 189 697 189 755 Z N">
              <draw:equation draw:name="f0" draw:formula="189*logwidth/515"/>
              <draw:equation draw:name="f1" draw:formula="755*logheight/755"/>
              <draw:equation draw:name="f2" draw:formula="0*logwidth/515"/>
              <draw:equation draw:name="f3" draw:formula="755*logheight/755"/>
              <draw:equation draw:name="f4" draw:formula="0*logwidth/515"/>
              <draw:equation draw:name="f5" draw:formula="0*logheight/755"/>
              <draw:equation draw:name="f6" draw:formula="515*logwidth/515"/>
              <draw:equation draw:name="f7" draw:formula="0*logheight/755"/>
              <draw:equation draw:name="f8" draw:formula="515*logwidth/515"/>
              <draw:equation draw:name="f9" draw:formula="234*logheight/755"/>
              <draw:equation draw:name="f10" draw:formula="457*logwidth/515"/>
              <draw:equation draw:name="f11" draw:formula="234*logheight/755"/>
              <draw:equation draw:name="f12" draw:formula="457*logwidth/515"/>
              <draw:equation draw:name="f13" draw:formula="58*logheight/755"/>
              <draw:equation draw:name="f14" draw:formula="57*logwidth/515"/>
              <draw:equation draw:name="f15" draw:formula="58*logheight/755"/>
              <draw:equation draw:name="f16" draw:formula="57*logwidth/515"/>
              <draw:equation draw:name="f17" draw:formula="697*logheight/755"/>
              <draw:equation draw:name="f18" draw:formula="189*logwidth/515"/>
              <draw:equation draw:name="f19" draw:formula="697*logheight/755"/>
              <draw:equation draw:name="f20" draw:formula="189*logwidth/515"/>
              <draw:equation draw:name="f21" draw:formula="755*logheight/755"/>
              <draw:equation draw:name="f22" draw:formula="logwidth"/>
              <draw:equation draw:name="f23" draw:formula="logheight"/>
            </draw:enhanced-geometry>
          </draw:custom-shape>
        </draw:g>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6" draw:layer="layout" svg:width="21.825cm" svg:height="13.021cm" svg:x="0.661cm" svg:y="2.639cm" draw:page-number="2" presentation:class="page"/>
          <draw:frame draw:style-name="gr38" draw:text-style-name="P29" draw:layer="layout" svg:width="18.519cm" svg:height="15.626cm" svg:x="2.314cm" svg:y="16.495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DejaVu Sans" svg:font-family="'DejaVu Sans'"/>
    <style:font-face style:name="Phetsarath OT" svg:font-family="'Phetsarath OT'"/>
    <style:font-face style:name="Tahoma" svg:font-family="Tahoma"/>
    <style:font-face style:name="Open Sans" svg:font-family="'Open Sans'" style:font-family-generic="modern" style:font-pitch="fixed"/>
    <style:font-face style:name="Phetsarath OT1" svg:font-family="'Phetsarath O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10" draw:display-name="Gradient 10" draw:style="ellipsoid" draw:cx="50%" draw:cy="50%" draw:start-color="#007fd6" draw:end-color="#09dcff" draw:start-intensity="100%" draw:end-intensity="100%" draw:angle="900" draw:border="0%"/>
    <draw:gradient draw:name="Gradient_20_11" draw:display-name="Gradient 11" draw:style="ellipsoid" draw:cx="50%" draw:cy="50%" draw:start-color="#007fd6" draw:end-color="#09dcff" draw:start-intensity="100%" draw:end-intensity="100%" draw:angle="900" draw:border="0%"/>
    <draw:gradient draw:name="Gradient_20_13" draw:display-name="Gradient 13" draw:style="linear" draw:start-color="#04befe" draw:end-color="#4498ec" draw:start-intensity="100%" draw:end-intensity="100%" draw:angle="450" draw:border="0%"/>
    <draw:gradient draw:name="Gradient_20_15" draw:display-name="Gradient 15" draw:style="linear" draw:start-color="#04befe" draw:end-color="#4498ec" draw:start-intensity="100%" draw:end-intensity="100%" draw:angle="450" draw:border="0%"/>
    <draw:gradient draw:name="Gradient_20_16" draw:display-name="Gradient 16" draw:style="linear" draw:start-color="#04befe" draw:end-color="#4498ec" draw:start-intensity="100%" draw:end-intensity="100%" draw:angle="0" draw:border="0%"/>
    <draw:gradient draw:name="Gradient_20_17" draw:display-name="Gradient 17" draw:style="linear" draw:start-color="#04befe" draw:end-color="#4498ec" draw:start-intensity="100%" draw:end-intensity="100%" draw:angle="450" draw:border="0%"/>
    <draw:gradient draw:name="Gradient_20_18" draw:display-name="Gradient 18" draw:style="ellipsoid" draw:cx="50%" draw:cy="50%" draw:start-color="#007fd6" draw:end-color="#09dcff" draw:start-intensity="100%" draw:end-intensity="100%" draw:angle="900" draw:border="0%"/>
    <draw:gradient draw:name="Gradient_20_19" draw:display-name="Gradient 19" draw:style="ellipsoid" draw:cx="50%" draw:cy="50%" draw:start-color="#007fd6" draw:end-color="#09dcff" draw:start-intensity="100%" draw:end-intensity="100%" draw:angle="900" draw:border="0%"/>
    <draw:gradient draw:name="Gradient_20_20" draw:display-name="Gradient 20" draw:style="ellipsoid" draw:cx="50%" draw:cy="50%" draw:start-color="#007fd6" draw:end-color="#09dcff" draw:start-intensity="100%" draw:end-intensity="100%" draw:angle="900" draw:border="0%"/>
    <draw:gradient draw:name="Gradient_20_21" draw:display-name="Gradient 21" draw:style="ellipsoid" draw:cx="50%" draw:cy="50%" draw:start-color="#007fd6" draw:end-color="#09dcff" draw:start-intensity="100%" draw:end-intensity="100%" draw:angle="900" draw:border="0%"/>
    <draw:gradient draw:name="Gradient_20_22" draw:display-name="Gradient 22" draw:style="ellipsoid" draw:cx="50%" draw:cy="50%" draw:start-color="#007fd6" draw:end-color="#09dcff" draw:start-intensity="100%" draw:end-intensity="100%" draw:angle="900" draw:border="0%"/>
    <draw:gradient draw:name="Gradient_20_23" draw:display-name="Gradient 23" draw:style="linear" draw:start-color="#007fd6" draw:end-color="#273445" draw:start-intensity="100%" draw:end-intensity="100%" draw:angle="450" draw:border="0%"/>
    <draw:gradient draw:name="Gradient_20_7" draw:display-name="Gradient 7" draw:style="ellipsoid" draw:cx="50%" draw:cy="50%" draw:start-color="#007fd6" draw:end-color="#09dcff" draw:start-intensity="100%" draw:end-intensity="100%" draw:angle="900" draw:border="0%"/>
    <draw:gradient draw:name="Gradient_20_8" draw:display-name="Gradient 8" draw:style="ellipsoid" draw:cx="50%" draw:cy="50%" draw:start-color="#007fd6" draw:end-color="#09dcff" draw:start-intensity="100%" draw:end-intensity="100%" draw:angle="900" draw:border="0%"/>
    <draw:gradient draw:name="Gradient_20_9" draw:display-name="Gradient 9" draw:style="ellipsoid" draw:cx="50%" draw:cy="50%" draw:start-color="#007fd6" draw:end-color="#09dcff" draw:start-intensity="100%" draw:end-intensity="100%" draw:angle="900" draw:border="0%"/>
    <draw:opacity draw:name="msTransGradient_20_1" draw:display-name="msTransGradient 1" draw:style="linear" draw:start="64%" draw:end="78%" draw:angle="450" draw:border="7%"/>
    <draw:opacity draw:name="msTransGradient_20_3" draw:display-name="msTransGradient 3" draw:style="linear" draw:start="52%" draw:end="0%" draw:angle="450" draw:border="0%"/>
    <draw:opacity draw:name="msTransGradient_20_4" draw:display-name="msTransGradient 4" draw:style="linear" draw:start="52%" draw:end="0%" draw:angle="450" draw:border="0%"/>
    <draw:opacity draw:name="msTransGradient_20_5" draw:display-name="msTransGradient 5" draw:style="linear" draw:start="52%" draw:end="0%" draw:angle="0" draw:border="0%"/>
    <draw:opacity draw:name="msTransGradient_20_6" draw:display-name="msTransGradient 6" draw:style="linear" draw:start="22%" draw:end="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6.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left="0cm" fo:margin-right="0cm" fo:margin-top="0.248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165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082cm" fo:margin-bottom="0cm" fo:text-indent="0cm"/>
      <style:text-properties fo:font-size="16.5pt" style:font-size-asian="20pt" style:font-size-complex="20pt"/>
    </style:style>
    <style:style style:name="Blank-outline6" style:family="presentation" style:parent-style-name="Blank-outline5">
      <style:paragraph-properties fo:margin-left="0cm" fo:margin-right="0cm" fo:margin-top="0.082cm" fo:margin-bottom="0cm" fo:text-indent="0cm"/>
      <style:text-properties fo:font-size="16.5pt" style:font-size-asian="20pt" style:font-size-complex="20pt"/>
    </style:style>
    <style:style style:name="Blank-outline7" style:family="presentation" style:parent-style-name="Blank-outline6">
      <style:paragraph-properties fo:margin-left="0cm" fo:margin-right="0cm" fo:margin-top="0.082cm" fo:margin-bottom="0cm" fo:text-indent="0cm"/>
      <style:text-properties fo:font-size="16.5pt" style:font-size-asian="20pt" style:font-size-complex="20pt"/>
    </style:style>
    <style:style style:name="Blank-outline8" style:family="presentation" style:parent-style-name="Blank-outline7">
      <style:paragraph-properties fo:margin-left="0cm" fo:margin-right="0cm" fo:margin-top="0.082cm" fo:margin-bottom="0cm" fo:text-indent="0cm"/>
      <style:text-properties fo:font-size="16.5pt" style:font-size-asian="20pt" style:font-size-complex="20pt"/>
    </style:style>
    <style:style style:name="Blank-outline9" style:family="presentation" style:parent-style-name="Blank-outline8">
      <style:paragraph-properties fo:margin-left="0cm" fo:margin-right="0cm" fo:margin-top="0.082cm" fo:margin-bottom="0cm" fo:text-indent="0cm"/>
      <style:text-properties fo:font-size="16.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7.3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gr4" style:family="graphic" style:parent-style-name="standard">
      <style:graphic-properties draw:stroke="none" draw:fill="none" draw:fill-color="#ffffff" fo:min-height="2.379cm"/>
    </style:style>
    <style:style style:name="Mgr5" style:family="graphic" style:parent-style-name="standard">
      <style:graphic-properties draw:stroke="none" draw:fill="none" draw:fill-color="#ffffff" fo:min-height="8.884cm"/>
    </style:style>
    <style:style style:name="Mgr6" style:family="graphic" style:parent-style-name="standard">
      <style:graphic-properties draw:stroke="none" draw:fill="none" draw:fill-color="#ffffff" fo:min-height="15.376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style>
    <style:style style:name="MT1"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 style:page-layout-name="PM1" draw:style-name="Mdp2">
      <draw:frame draw:name="Date Placeholder 1" draw:style-name="Mgr3" draw:text-style-name="MP8" draw:layer="backgroundobjects" svg:width="6.299cm" svg:height="0.838cm" svg:x="1.924cm" svg:y="14.598cm" presentation:class="date-time" presentation:user-transformed="true">
        <draw:text-box>
          <text:p text:style-name="MP7"><text:span text:style-name="MT1"><text:date style:data-style-name="D1" text:date-value="2020-07-08">08/07/2020</text:date></text:span></text:p>
        </draw:text-box>
      </draw:frame>
      <draw:frame draw:name="Footer Placeholder 2" draw:style-name="Mgr3" draw:text-style-name="MP8" draw:layer="backgroundobjects" svg:width="9.449cm" svg:height="0.838cm" svg:x="9.274cm" svg:y="14.598cm" presentation:class="footer" presentation:user-transformed="true">
        <draw:text-box>
          <text:p/>
        </draw:text-box>
      </draw:frame>
      <draw:frame draw:name="Slide Number Placeholder 3" draw:style-name="Mgr3" draw:text-style-name="MP8" draw:layer="backgroundobjects" svg:width="6.299cm" svg:height="0.838cm" svg:x="19.774cm" svg:y="14.598cm" presentation:class="page-number" presentation:user-transformed="true">
        <draw:text-box>
          <text:p text:style-name="MP9"><text:span text:style-name="MT1"><text:page-number>&lt;numéro&gt;</text:page-number></text:span></text:p>
        </draw:text-box>
      </draw:frame>
      <draw:frame draw:style-name="Mgr4" draw:text-style-name="MP10" draw:layer="backgroundobjects" svg:width="25.198cm" svg:height="2.629cm" svg:x="1.4cm" svg:y="0.628cm">
        <draw:text-box>
          <text:p/>
        </draw:text-box>
      </draw:frame>
      <draw:frame draw:style-name="Mgr5" draw:text-style-name="MP10" draw:layer="backgroundobjects" svg:width="25.199cm" svg:height="9.134cm" svg:x="1.399cm" svg:y="3.684cm">
        <draw:text-box>
          <text:p/>
        </draw:text-box>
      </draw:frame>
      <draw:frame presentation:style-name="Blank-title" draw:layer="backgroundobjects" svg:width="25.199cm" svg:height="2.629cm" svg:x="1.4cm" svg:y="0.628cm" presentation:class="title" presentation:placeholder="true">
        <draw:text-box/>
      </draw:frame>
      <draw:frame presentation:style-name="Blank-outline1" draw:layer="backgroundobjects" svg:width="25.199cm" svg:height="9.134cm" svg:x="1.4cm" svg:y="3.685cm" presentation:class="outline" presentation:placeholder="true">
        <draw:text-box/>
      </draw:frame>
      <presentation:notes style:page-layout-name="PM0">
        <draw:page-thumbnail draw:style-name="standard" draw:layer="backgroundobjects" svg:width="21.824cm" svg:height="13.021cm" svg:x="0.661cm" svg:y="2.639cm" presentation:class="page"/>
        <draw:frame draw:style-name="Mgr6" draw:text-style-name="MP10" draw:layer="backgroundobjects" svg:width="18.519cm" svg:height="15.626cm" svg:x="2.314cm" svg:y="16.495cm">
          <draw:text-box>
            <text:p/>
          </draw:text-box>
        </draw:frame>
        <draw:frame draw:style-name="Mgr1" draw:text-style-name="MP2" draw:layer="backgroundobjects" svg:width="10.046cm" svg:height="1.735cm" svg:x="0cm" svg:y="0cm" presentation:class="header">
          <draw:text-box>
            <text:p text:style-name="MP1"><text:span text:style-name="MT2"><presentation:header/></text:span></text:p>
          </draw:text-box>
        </draw:frame>
        <draw:frame draw:style-name="Mgr1" draw:text-style-name="MP4" draw:layer="backgroundobjects" svg:width="10.046cm" svg:height="1.735cm" svg:x="13.102cm" svg:y="0cm" presentation:class="date-time">
          <draw:text-box>
            <text:p text:style-name="MP3"><text:span text:style-name="MT2"><presentation:date-time/></text:span></text:p>
          </draw:text-box>
        </draw:frame>
        <draw:frame draw:style-name="Mgr2" draw:text-style-name="MP2" draw:layer="backgroundobjects" svg:width="10.046cm" svg:height="1.735cm" svg:x="0cm" svg:y="32.991cm" presentation:class="footer">
          <draw:text-box>
            <text:p text:style-name="MP1"><text:span text:style-name="MT2"><presentation:footer/></text:span></text:p>
          </draw:text-box>
        </draw:frame>
        <draw:frame draw:style-name="Mgr2" draw:text-style-name="MP4" draw:layer="backgroundobjects" svg:width="10.046cm" svg:height="1.735cm" svg:x="13.102cm" svg:y="32.991cm" presentation:class="page-number">
          <draw:text-box>
            <text:p text:style-name="MP3"><text:span text:style-name="MT2"><text:page-number>&lt;numéro&gt;</text:page-number></text:span></text:p>
          </draw:text-box>
        </draw:frame>
        <draw:frame presentation:style-name="Blank-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8T11:12:10.492477520</meta:creation-date>
    <dc:date>2020-07-08T11:18:12.773094432</dc:date>
    <meta:editing-duration>PT6M4S</meta:editing-duration>
    <meta:editing-cycles>1</meta:editing-cycles>
    <meta:document-statistic meta:object-count="105"/>
    <meta:generator>LibreOffice/6.0.7.3$Linux_X86_64 LibreOffice_project/00m0$Build-3</meta:generator>
  </office:meta>
</office:document-meta>
</file>